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00'000'000" table:style-name="ta1">
        <table:shapes>
          <draw:frame draw:z-index="0" draw:style-name="gr1" draw:text-style-name="P1" svg:width="6.2988in" svg:height="3.5429in" svg:x="12.398in" svg:y="0.3846in">
            <draw:object draw:notify-on-update-of-ranges="'100''000''000'.J3:'100''000''000'.J3 '100''000''000'.J4:'100''000''000'.J35 '100''000''000'.K3:'100''000''000'.K3 '100''000''000'.K4:'100''000''000'.K35 '100''000''000'.L3:'100''000''000'.L3 '100''000''000'.L4:'100''000''000'.L35 '100''000''000'.M3:'100''000''000'.M3 '100''000''000'.M4:'100''000''000'.M3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0.3756in" svg:y="6.5961in">
            <draw:object draw:notify-on-update-of-ranges="'100''000''000'.B3:'100''000''000'.B3 '100''000''000'.B4:'100''000''000'.B35 '100''000''000'.C3:'100''000''000'.C3 '100''000''000'.C4:'100''000''000'.C35 '100''000''000'.D3:'100''000''000'.D3 '100''000''000'.D4:'100''000''000'.D35 '100''000''000'.E3:'100''000''000'.E3 '100''000''000'.E4:'100''000''000'.E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NVM STREAM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table:number-columns-repeated="4"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47.2" calcext:value-type="float">
            <text:p>3647.2</text:p>
          </table:table-cell>
          <table:table-cell office:value-type="float" office:value="6268.5" calcext:value-type="float">
            <text:p>6268.5</text:p>
          </table:table-cell>
          <table:table-cell office:value-type="float" office:value="6072.5" calcext:value-type="float">
            <text:p>6072.5</text:p>
          </table:table-cell>
          <table:table-cell office:value-type="float" office:value="5629" calcext:value-type="float">
            <text:p>562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644.4" calcext:value-type="float">
            <text:p>3644.4</text:p>
          </table:table-cell>
          <table:table-cell office:value-type="float" office:value="6286.7" calcext:value-type="float">
            <text:p>6286.7</text:p>
          </table:table-cell>
          <table:table-cell office:value-type="float" office:value="6069.7" calcext:value-type="float">
            <text:p>6069.7</text:p>
          </table:table-cell>
          <table:table-cell office:value-type="float" office:value="5599.5" calcext:value-type="float">
            <text:p>5599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19.8" calcext:value-type="float">
            <text:p>2719.8</text:p>
          </table:table-cell>
          <table:table-cell office:value-type="float" office:value="2889.4" calcext:value-type="float">
            <text:p>2889.4</text:p>
          </table:table-cell>
          <table:table-cell office:value-type="float" office:value="7708.7" calcext:value-type="float">
            <text:p>7708.7</text:p>
          </table:table-cell>
          <table:table-cell office:value-type="float" office:value="3579.6" calcext:value-type="float">
            <text:p>3579.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737.6" calcext:value-type="float">
            <text:p>2737.6</text:p>
          </table:table-cell>
          <table:table-cell office:value-type="float" office:value="2911.6" calcext:value-type="float">
            <text:p>2911.6</text:p>
          </table:table-cell>
          <table:table-cell office:value-type="float" office:value="7598.3" calcext:value-type="float">
            <text:p>7598.3</text:p>
          </table:table-cell>
          <table:table-cell office:value-type="float" office:value="3571.1" calcext:value-type="float">
            <text:p>3571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350.8" calcext:value-type="float">
            <text:p>10350.8</text:p>
          </table:table-cell>
          <table:table-cell office:value-type="float" office:value="17840.8" calcext:value-type="float">
            <text:p>17840.8</text:p>
          </table:table-cell>
          <table:table-cell office:value-type="float" office:value="17298.7" calcext:value-type="float">
            <text:p>17298.7</text:p>
          </table:table-cell>
          <table:table-cell office:value-type="float" office:value="15964.5" calcext:value-type="float">
            <text:p>15964.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387.5" calcext:value-type="float">
            <text:p>10387.5</text:p>
          </table:table-cell>
          <table:table-cell office:value-type="float" office:value="17895.9" calcext:value-type="float">
            <text:p>17895.9</text:p>
          </table:table-cell>
          <table:table-cell office:value-type="float" office:value="17332.5" calcext:value-type="float">
            <text:p>17332.5</text:p>
          </table:table-cell>
          <table:table-cell office:value-type="float" office:value="16002.2" calcext:value-type="float">
            <text:p>16002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641.5" calcext:value-type="float">
            <text:p>13641.5</text:p>
          </table:table-cell>
          <table:table-cell office:value-type="float" office:value="23513.1" calcext:value-type="float">
            <text:p>23513.1</text:p>
          </table:table-cell>
          <table:table-cell office:value-type="float" office:value="22793.1" calcext:value-type="float">
            <text:p>22793.1</text:p>
          </table:table-cell>
          <table:table-cell office:value-type="float" office:value="21049.5" calcext:value-type="float">
            <text:p>21049.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3648.3" calcext:value-type="float">
            <text:p>13648.3</text:p>
          </table:table-cell>
          <table:table-cell office:value-type="float" office:value="23558.9" calcext:value-type="float">
            <text:p>23558.9</text:p>
          </table:table-cell>
          <table:table-cell office:value-type="float" office:value="22771.7" calcext:value-type="float">
            <text:p>22771.7</text:p>
          </table:table-cell>
          <table:table-cell office:value-type="float" office:value="21108.9" calcext:value-type="float">
            <text:p>21108.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894.4" calcext:value-type="float">
            <text:p>16894.4</text:p>
          </table:table-cell>
          <table:table-cell office:value-type="float" office:value="29050.3" calcext:value-type="float">
            <text:p>29050.3</text:p>
          </table:table-cell>
          <table:table-cell office:value-type="float" office:value="28273.8" calcext:value-type="float">
            <text:p>28273.8</text:p>
          </table:table-cell>
          <table:table-cell office:value-type="float" office:value="26068.8" calcext:value-type="float">
            <text:p>26068.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6881" calcext:value-type="float">
            <text:p>16881</text:p>
          </table:table-cell>
          <table:table-cell office:value-type="float" office:value="29100" calcext:value-type="float">
            <text:p>29100</text:p>
          </table:table-cell>
          <table:table-cell office:value-type="float" office:value="28198.8" calcext:value-type="float">
            <text:p>28198.8</text:p>
          </table:table-cell>
          <table:table-cell office:value-type="float" office:value="26036.3" calcext:value-type="float">
            <text:p>26036.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265.5" calcext:value-type="float">
            <text:p>20265.5</text:p>
          </table:table-cell>
          <table:table-cell office:value-type="float" office:value="34692.9" calcext:value-type="float">
            <text:p>34692.9</text:p>
          </table:table-cell>
          <table:table-cell office:value-type="float" office:value="33867.3" calcext:value-type="float">
            <text:p>33867.3</text:p>
          </table:table-cell>
          <table:table-cell office:value-type="float" office:value="31296.9" calcext:value-type="float">
            <text:p>31296.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0224.2" calcext:value-type="float">
            <text:p>20224.2</text:p>
          </table:table-cell>
          <table:table-cell office:value-type="float" office:value="34847.8" calcext:value-type="float">
            <text:p>34847.8</text:p>
          </table:table-cell>
          <table:table-cell office:value-type="float" office:value="33871.9" calcext:value-type="float">
            <text:p>33871.9</text:p>
          </table:table-cell>
          <table:table-cell office:value-type="float" office:value="31225.6" calcext:value-type="float">
            <text:p>31225.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533.2" calcext:value-type="float">
            <text:p>17533.2</text:p>
          </table:table-cell>
          <table:table-cell office:value-type="float" office:value="38607.4" calcext:value-type="float">
            <text:p>38607.4</text:p>
          </table:table-cell>
          <table:table-cell office:value-type="float" office:value="30576.8" calcext:value-type="float">
            <text:p>30576.8</text:p>
          </table:table-cell>
          <table:table-cell office:value-type="float" office:value="26039.4" calcext:value-type="float">
            <text:p>26039.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9901.7" calcext:value-type="float">
            <text:p>19901.7</text:p>
          </table:table-cell>
          <table:table-cell office:value-type="float" office:value="26570.6" calcext:value-type="float">
            <text:p>26570.6</text:p>
          </table:table-cell>
          <table:table-cell office:value-type="float" office:value="32221.2" calcext:value-type="float">
            <text:p>32221.2</text:p>
          </table:table-cell>
          <table:table-cell office:value-type="float" office:value="25504" calcext:value-type="float">
            <text:p>255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069.6" calcext:value-type="float">
            <text:p>17069.6</text:p>
          </table:table-cell>
          <table:table-cell office:value-type="float" office:value="30887.5" calcext:value-type="float">
            <text:p>30887.5</text:p>
          </table:table-cell>
          <table:table-cell office:value-type="float" office:value="28925.5" calcext:value-type="float">
            <text:p>28925.5</text:p>
          </table:table-cell>
          <table:table-cell office:value-type="float" office:value="28337" calcext:value-type="float">
            <text:p>2833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5919.8" calcext:value-type="float">
            <text:p>25919.8</text:p>
          </table:table-cell>
          <table:table-cell office:value-type="float" office:value="44483.9" calcext:value-type="float">
            <text:p>44483.9</text:p>
          </table:table-cell>
          <table:table-cell office:value-type="float" office:value="43275.2" calcext:value-type="float">
            <text:p>43275.2</text:p>
          </table:table-cell>
          <table:table-cell office:value-type="float" office:value="40041.2" calcext:value-type="float">
            <text:p>40041.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728.6" calcext:value-type="float">
            <text:p>27728.6</text:p>
          </table:table-cell>
          <table:table-cell office:value-type="float" office:value="47323.1" calcext:value-type="float">
            <text:p>47323.1</text:p>
          </table:table-cell>
          <table:table-cell office:value-type="float" office:value="46128.2" calcext:value-type="float">
            <text:p>46128.2</text:p>
          </table:table-cell>
          <table:table-cell office:value-type="float" office:value="42681.1" calcext:value-type="float">
            <text:p>42681.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2010.3" calcext:value-type="float">
            <text:p>22010.3</text:p>
          </table:table-cell>
          <table:table-cell office:value-type="float" office:value="43025.7" calcext:value-type="float">
            <text:p>43025.7</text:p>
          </table:table-cell>
          <table:table-cell office:value-type="float" office:value="45823.3" calcext:value-type="float">
            <text:p>45823.3</text:p>
          </table:table-cell>
          <table:table-cell office:value-type="float" office:value="30191.3" calcext:value-type="float">
            <text:p>30191.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723.7" calcext:value-type="float">
            <text:p>30723.7</text:p>
          </table:table-cell>
          <table:table-cell office:value-type="float" office:value="51934.6" calcext:value-type="float">
            <text:p>51934.6</text:p>
          </table:table-cell>
          <table:table-cell office:value-type="float" office:value="50947.9" calcext:value-type="float">
            <text:p>50947.9</text:p>
          </table:table-cell>
          <table:table-cell office:value-type="float" office:value="47230.1" calcext:value-type="float">
            <text:p>47230.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0794.8" calcext:value-type="float">
            <text:p>30794.8</text:p>
          </table:table-cell>
          <table:table-cell office:value-type="float" office:value="52265.5" calcext:value-type="float">
            <text:p>52265.5</text:p>
          </table:table-cell>
          <table:table-cell office:value-type="float" office:value="50958.7" calcext:value-type="float">
            <text:p>50958.7</text:p>
          </table:table-cell>
          <table:table-cell office:value-type="float" office:value="47283.3" calcext:value-type="float">
            <text:p>47283.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257.1" calcext:value-type="float">
            <text:p>33257.1</text:p>
          </table:table-cell>
          <table:table-cell office:value-type="float" office:value="55176.4" calcext:value-type="float">
            <text:p>55176.4</text:p>
          </table:table-cell>
          <table:table-cell office:value-type="float" office:value="55028" calcext:value-type="float">
            <text:p>55028</text:p>
          </table:table-cell>
          <table:table-cell office:value-type="float" office:value="51238.3" calcext:value-type="float">
            <text:p>51238.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3182.3" calcext:value-type="float">
            <text:p>23182.3</text:p>
          </table:table-cell>
          <table:table-cell office:value-type="float" office:value="39504.4" calcext:value-type="float">
            <text:p>39504.4</text:p>
          </table:table-cell>
          <table:table-cell office:value-type="float" office:value="42448.5" calcext:value-type="float">
            <text:p>42448.5</text:p>
          </table:table-cell>
          <table:table-cell office:value-type="float" office:value="44726.1" calcext:value-type="float">
            <text:p>44726.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331.8" calcext:value-type="float">
            <text:p>35331.8</text:p>
          </table:table-cell>
          <table:table-cell office:value-type="float" office:value="57182.1" calcext:value-type="float">
            <text:p>57182.1</text:p>
          </table:table-cell>
          <table:table-cell office:value-type="float" office:value="56505.1" calcext:value-type="float">
            <text:p>56505.1</text:p>
          </table:table-cell>
          <table:table-cell office:value-type="float" office:value="52396.1" calcext:value-type="float">
            <text:p>52396.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9895.4" calcext:value-type="float">
            <text:p>29895.4</text:p>
          </table:table-cell>
          <table:table-cell office:value-type="float" office:value="47970.2" calcext:value-type="float">
            <text:p>47970.2</text:p>
          </table:table-cell>
          <table:table-cell office:value-type="float" office:value="44963.3" calcext:value-type="float">
            <text:p>44963.3</text:p>
          </table:table-cell>
          <table:table-cell office:value-type="float" office:value="46364.3" calcext:value-type="float">
            <text:p>46364.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6040.1" calcext:value-type="float">
            <text:p>36040.1</text:p>
          </table:table-cell>
          <table:table-cell office:value-type="float" office:value="58539.8" calcext:value-type="float">
            <text:p>58539.8</text:p>
          </table:table-cell>
          <table:table-cell office:value-type="float" office:value="59105.9" calcext:value-type="float">
            <text:p>59105.9</text:p>
          </table:table-cell>
          <table:table-cell office:value-type="float" office:value="55363" calcext:value-type="float">
            <text:p>5536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6045" calcext:value-type="float">
            <text:p>36045</text:p>
          </table:table-cell>
          <table:table-cell office:value-type="float" office:value="59045.1" calcext:value-type="float">
            <text:p>59045.1</text:p>
          </table:table-cell>
          <table:table-cell office:value-type="float" office:value="59243.3" calcext:value-type="float">
            <text:p>59243.3</text:p>
          </table:table-cell>
          <table:table-cell office:value-type="float" office:value="55284.3" calcext:value-type="float">
            <text:p>55284.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893.5" calcext:value-type="float">
            <text:p>38893.5</text:p>
          </table:table-cell>
          <table:table-cell office:value-type="float" office:value="61082.5" calcext:value-type="float">
            <text:p>61082.5</text:p>
          </table:table-cell>
          <table:table-cell office:value-type="float" office:value="62896.1" calcext:value-type="float">
            <text:p>62896.1</text:p>
          </table:table-cell>
          <table:table-cell office:value-type="float" office:value="59064" calcext:value-type="float">
            <text:p>5906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38787.9" calcext:value-type="float">
            <text:p>38787.9</text:p>
          </table:table-cell>
          <table:table-cell office:value-type="float" office:value="62201.2" calcext:value-type="float">
            <text:p>62201.2</text:p>
          </table:table-cell>
          <table:table-cell office:value-type="float" office:value="63154.5" calcext:value-type="float">
            <text:p>63154.5</text:p>
          </table:table-cell>
          <table:table-cell office:value-type="float" office:value="59046.6" calcext:value-type="float">
            <text:p>59046.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8500.6" calcext:value-type="float">
            <text:p>38500.6</text:p>
          </table:table-cell>
          <table:table-cell office:value-type="float" office:value="63116.7" calcext:value-type="float">
            <text:p>63116.7</text:p>
          </table:table-cell>
          <table:table-cell office:value-type="float" office:value="49695.5" calcext:value-type="float">
            <text:p>49695.5</text:p>
          </table:table-cell>
          <table:table-cell office:value-type="float" office:value="45669.1" calcext:value-type="float">
            <text:p>45669.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41597.3" calcext:value-type="float">
            <text:p>41597.3</text:p>
          </table:table-cell>
          <table:table-cell office:value-type="float" office:value="64399.6" calcext:value-type="float">
            <text:p>64399.6</text:p>
          </table:table-cell>
          <table:table-cell office:value-type="float" office:value="64446.8" calcext:value-type="float">
            <text:p>64446.8</text:p>
          </table:table-cell>
          <table:table-cell office:value-type="float" office:value="59696.9" calcext:value-type="float">
            <text:p>59696.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3959.7" calcext:value-type="float">
            <text:p>43959.7</text:p>
          </table:table-cell>
          <table:table-cell office:value-type="float" office:value="64521.5" calcext:value-type="float">
            <text:p>64521.5</text:p>
          </table:table-cell>
          <table:table-cell office:value-type="float" office:value="66122.8" calcext:value-type="float">
            <text:p>66122.8</text:p>
          </table:table-cell>
          <table:table-cell office:value-type="float" office:value="61809.7" calcext:value-type="float">
            <text:p>61809.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4027.2" calcext:value-type="float">
            <text:p>44027.2</text:p>
          </table:table-cell>
          <table:table-cell office:value-type="float" office:value="65265.8" calcext:value-type="float">
            <text:p>65265.8</text:p>
          </table:table-cell>
          <table:table-cell office:value-type="float" office:value="66774.5" calcext:value-type="float">
            <text:p>66774.5</text:p>
          </table:table-cell>
          <table:table-cell office:value-type="float" office:value="62142.1" calcext:value-type="float">
            <text:p>62142.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986.6" calcext:value-type="float">
            <text:p>27986.6</text:p>
          </table:table-cell>
          <table:table-cell office:value-type="float" office:value="41352.2" calcext:value-type="float">
            <text:p>41352.2</text:p>
          </table:table-cell>
          <table:table-cell office:value-type="float" office:value="42130.5" calcext:value-type="float">
            <text:p>42130.5</text:p>
          </table:table-cell>
          <table:table-cell office:value-type="float" office:value="40353.8" calcext:value-type="float">
            <text:p>40353.8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7965.6" calcext:value-type="float">
            <text:p>27965.6</text:p>
          </table:table-cell>
          <table:table-cell office:value-type="float" office:value="41262.7" calcext:value-type="float">
            <text:p>41262.7</text:p>
          </table:table-cell>
          <table:table-cell office:value-type="float" office:value="42896.2" calcext:value-type="float">
            <text:p>42896.2</text:p>
          </table:table-cell>
          <table:table-cell office:value-type="float" office:value="40179.5" calcext:value-type="float">
            <text:p>40179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615.1" calcext:value-type="float">
            <text:p>22615.1</text:p>
          </table:table-cell>
          <table:table-cell office:value-type="float" office:value="40333.7" calcext:value-type="float">
            <text:p>40333.7</text:p>
          </table:table-cell>
          <table:table-cell office:value-type="float" office:value="37307.2" calcext:value-type="float">
            <text:p>37307.2</text:p>
          </table:table-cell>
          <table:table-cell office:value-type="float" office:value="33533.5" calcext:value-type="float">
            <text:p>33533.5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29096.7" calcext:value-type="float">
            <text:p>29096.7</text:p>
          </table:table-cell>
          <table:table-cell office:value-type="float" office:value="43010.8" calcext:value-type="float">
            <text:p>43010.8</text:p>
          </table:table-cell>
          <table:table-cell office:value-type="float" office:value="42993" calcext:value-type="float">
            <text:p>42993</text:p>
          </table:table-cell>
          <table:table-cell office:value-type="float" office:value="41242.8" calcext:value-type="float">
            <text:p>41242.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570.8" calcext:value-type="float">
            <text:p>24570.8</text:p>
          </table:table-cell>
          <table:table-cell office:value-type="float" office:value="36265.7" calcext:value-type="float">
            <text:p>36265.7</text:p>
          </table:table-cell>
          <table:table-cell office:value-type="float" office:value="37788.8" calcext:value-type="float">
            <text:p>37788.8</text:p>
          </table:table-cell>
          <table:table-cell office:value-type="float" office:value="34077.4" calcext:value-type="float">
            <text:p>34077.4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29544.8" calcext:value-type="float">
            <text:p>29544.8</text:p>
          </table:table-cell>
          <table:table-cell office:value-type="float" office:value="45227.1" calcext:value-type="float">
            <text:p>45227.1</text:p>
          </table:table-cell>
          <table:table-cell office:value-type="float" office:value="44761.1" calcext:value-type="float">
            <text:p>44761.1</text:p>
          </table:table-cell>
          <table:table-cell office:value-type="float" office:value="42736.5" calcext:value-type="float">
            <text:p>42736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851.3" calcext:value-type="float">
            <text:p>27851.3</text:p>
          </table:table-cell>
          <table:table-cell office:value-type="float" office:value="42018.9" calcext:value-type="float">
            <text:p>42018.9</text:p>
          </table:table-cell>
          <table:table-cell office:value-type="float" office:value="41013.1" calcext:value-type="float">
            <text:p>41013.1</text:p>
          </table:table-cell>
          <table:table-cell office:value-type="float" office:value="35795.7" calcext:value-type="float">
            <text:p>35795.7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30757.5" calcext:value-type="float">
            <text:p>30757.5</text:p>
          </table:table-cell>
          <table:table-cell office:value-type="float" office:value="47912.7" calcext:value-type="float">
            <text:p>47912.7</text:p>
          </table:table-cell>
          <table:table-cell office:value-type="float" office:value="47186.4" calcext:value-type="float">
            <text:p>47186.4</text:p>
          </table:table-cell>
          <table:table-cell office:value-type="float" office:value="44400" calcext:value-type="float">
            <text:p>444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762.4" calcext:value-type="float">
            <text:p>25762.4</text:p>
          </table:table-cell>
          <table:table-cell office:value-type="float" office:value="49905.1" calcext:value-type="float">
            <text:p>49905.1</text:p>
          </table:table-cell>
          <table:table-cell office:value-type="float" office:value="42352.8" calcext:value-type="float">
            <text:p>42352.8</text:p>
          </table:table-cell>
          <table:table-cell office:value-type="float" office:value="35300.9" calcext:value-type="float">
            <text:p>35300.9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30264.5" calcext:value-type="float">
            <text:p>30264.5</text:p>
          </table:table-cell>
          <table:table-cell office:value-type="float" office:value="50192.9" calcext:value-type="float">
            <text:p>50192.9</text:p>
          </table:table-cell>
          <table:table-cell office:value-type="float" office:value="47445.8" calcext:value-type="float">
            <text:p>47445.8</text:p>
          </table:table-cell>
          <table:table-cell office:value-type="float" office:value="44806.4" calcext:value-type="float">
            <text:p>44806.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820.2" calcext:value-type="float">
            <text:p>30820.2</text:p>
          </table:table-cell>
          <table:table-cell office:value-type="float" office:value="42276.5" calcext:value-type="float">
            <text:p>42276.5</text:p>
          </table:table-cell>
          <table:table-cell office:value-type="float" office:value="38398.7" calcext:value-type="float">
            <text:p>38398.7</text:p>
          </table:table-cell>
          <table:table-cell office:value-type="float" office:value="36864.1" calcext:value-type="float">
            <text:p>36864.1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31599.2" calcext:value-type="float">
            <text:p>31599.2</text:p>
          </table:table-cell>
          <table:table-cell office:value-type="float" office:value="51874" calcext:value-type="float">
            <text:p>51874</text:p>
          </table:table-cell>
          <table:table-cell office:value-type="float" office:value="48964.8" calcext:value-type="float">
            <text:p>48964.8</text:p>
          </table:table-cell>
          <table:table-cell office:value-type="float" office:value="47126.3" calcext:value-type="float">
            <text:p>47126.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1653.6" calcext:value-type="float">
            <text:p>31653.6</text:p>
          </table:table-cell>
          <table:table-cell office:value-type="float" office:value="51273.9" calcext:value-type="float">
            <text:p>51273.9</text:p>
          </table:table-cell>
          <table:table-cell office:value-type="float" office:value="46133.3" calcext:value-type="float">
            <text:p>46133.3</text:p>
          </table:table-cell>
          <table:table-cell office:value-type="float" office:value="40276.6" calcext:value-type="float">
            <text:p>40276.6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2917.6" calcext:value-type="float">
            <text:p>32917.6</text:p>
          </table:table-cell>
          <table:table-cell office:value-type="float" office:value="53433.2" calcext:value-type="float">
            <text:p>53433.2</text:p>
          </table:table-cell>
          <table:table-cell office:value-type="float" office:value="51123.6" calcext:value-type="float">
            <text:p>51123.6</text:p>
          </table:table-cell>
          <table:table-cell office:value-type="float" office:value="48714.1" calcext:value-type="float">
            <text:p>48714.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094.8" calcext:value-type="float">
            <text:p>34094.8</text:p>
          </table:table-cell>
          <table:table-cell office:value-type="float" office:value="55453.2" calcext:value-type="float">
            <text:p>55453.2</text:p>
          </table:table-cell>
          <table:table-cell office:value-type="float" office:value="53348.8" calcext:value-type="float">
            <text:p>53348.8</text:p>
          </table:table-cell>
          <table:table-cell office:value-type="float" office:value="50169.4" calcext:value-type="float">
            <text:p>50169.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9613.7" calcext:value-type="float">
            <text:p>29613.7</text:p>
          </table:table-cell>
          <table:table-cell office:value-type="float" office:value="53118.9" calcext:value-type="float">
            <text:p>53118.9</text:p>
          </table:table-cell>
          <table:table-cell office:value-type="float" office:value="47126.3" calcext:value-type="float">
            <text:p>47126.3</text:p>
          </table:table-cell>
          <table:table-cell office:value-type="float" office:value="42703.9" calcext:value-type="float">
            <text:p>42703.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277.9" calcext:value-type="float">
            <text:p>35277.9</text:p>
          </table:table-cell>
          <table:table-cell office:value-type="float" office:value="57302.7" calcext:value-type="float">
            <text:p>57302.7</text:p>
          </table:table-cell>
          <table:table-cell office:value-type="float" office:value="54510.7" calcext:value-type="float">
            <text:p>54510.7</text:p>
          </table:table-cell>
          <table:table-cell office:value-type="float" office:value="52099.4" calcext:value-type="float">
            <text:p>52099.4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8393.5" calcext:value-type="float">
            <text:p>28393.5</text:p>
          </table:table-cell>
          <table:table-cell office:value-type="float" office:value="57573" calcext:value-type="float">
            <text:p>57573</text:p>
          </table:table-cell>
          <table:table-cell office:value-type="float" office:value="51059.5" calcext:value-type="float">
            <text:p>51059.5</text:p>
          </table:table-cell>
          <table:table-cell office:value-type="float" office:value="41120.6" calcext:value-type="float">
            <text:p>41120.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6558" calcext:value-type="float">
            <text:p>36558</text:p>
          </table:table-cell>
          <table:table-cell office:value-type="float" office:value="59360.5" calcext:value-type="float">
            <text:p>59360.5</text:p>
          </table:table-cell>
          <table:table-cell office:value-type="float" office:value="57992.1" calcext:value-type="float">
            <text:p>57992.1</text:p>
          </table:table-cell>
          <table:table-cell office:value-type="float" office:value="53558.3" calcext:value-type="float">
            <text:p>53558.3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30268.1" calcext:value-type="float">
            <text:p>30268.1</text:p>
          </table:table-cell>
          <table:table-cell office:value-type="float" office:value="51694.6" calcext:value-type="float">
            <text:p>51694.6</text:p>
          </table:table-cell>
          <table:table-cell office:value-type="float" office:value="48855" calcext:value-type="float">
            <text:p>48855</text:p>
          </table:table-cell>
          <table:table-cell office:value-type="float" office:value="42098.6" calcext:value-type="float">
            <text:p>42098.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7881.4" calcext:value-type="float">
            <text:p>37881.4</text:p>
          </table:table-cell>
          <table:table-cell office:value-type="float" office:value="60498.8" calcext:value-type="float">
            <text:p>60498.8</text:p>
          </table:table-cell>
          <table:table-cell office:value-type="float" office:value="57062.8" calcext:value-type="float">
            <text:p>57062.8</text:p>
          </table:table-cell>
          <table:table-cell office:value-type="float" office:value="55178.8" calcext:value-type="float">
            <text:p>55178.8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38010.2" calcext:value-type="float">
            <text:p>38010.2</text:p>
          </table:table-cell>
          <table:table-cell office:value-type="float" office:value="60899" calcext:value-type="float">
            <text:p>60899</text:p>
          </table:table-cell>
          <table:table-cell office:value-type="float" office:value="59158.4" calcext:value-type="float">
            <text:p>59158.4</text:p>
          </table:table-cell>
          <table:table-cell office:value-type="float" office:value="55435" calcext:value-type="float">
            <text:p>5543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9113.2" calcext:value-type="float">
            <text:p>39113.2</text:p>
          </table:table-cell>
          <table:table-cell office:value-type="float" office:value="62085.5" calcext:value-type="float">
            <text:p>62085.5</text:p>
          </table:table-cell>
          <table:table-cell office:value-type="float" office:value="60856.5" calcext:value-type="float">
            <text:p>60856.5</text:p>
          </table:table-cell>
          <table:table-cell office:value-type="float" office:value="57245.1" calcext:value-type="float">
            <text:p>57245.1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39125.5" calcext:value-type="float">
            <text:p>39125.5</text:p>
          </table:table-cell>
          <table:table-cell office:value-type="float" office:value="62883.1" calcext:value-type="float">
            <text:p>62883.1</text:p>
          </table:table-cell>
          <table:table-cell office:value-type="float" office:value="60774.9" calcext:value-type="float">
            <text:p>60774.9</text:p>
          </table:table-cell>
          <table:table-cell office:value-type="float" office:value="56845.3" calcext:value-type="float">
            <text:p>56845.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0363.3" calcext:value-type="float">
            <text:p>40363.3</text:p>
          </table:table-cell>
          <table:table-cell office:value-type="float" office:value="63969.3" calcext:value-type="float">
            <text:p>63969.3</text:p>
          </table:table-cell>
          <table:table-cell office:value-type="float" office:value="62679.5" calcext:value-type="float">
            <text:p>62679.5</text:p>
          </table:table-cell>
          <table:table-cell office:value-type="float" office:value="58945" calcext:value-type="float">
            <text:p>58945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40391.7" calcext:value-type="float">
            <text:p>40391.7</text:p>
          </table:table-cell>
          <table:table-cell office:value-type="float" office:value="62585.8" calcext:value-type="float">
            <text:p>62585.8</text:p>
          </table:table-cell>
          <table:table-cell office:value-type="float" office:value="61473.8" calcext:value-type="float">
            <text:p>61473.8</text:p>
          </table:table-cell>
          <table:table-cell office:value-type="float" office:value="56986.5" calcext:value-type="float">
            <text:p>56986.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802.1" calcext:value-type="float">
            <text:p>26802.1</text:p>
          </table:table-cell>
          <table:table-cell office:value-type="float" office:value="37024.2" calcext:value-type="float">
            <text:p>37024.2</text:p>
          </table:table-cell>
          <table:table-cell office:value-type="float" office:value="39942.1" calcext:value-type="float">
            <text:p>39942.1</text:p>
          </table:table-cell>
          <table:table-cell office:value-type="float" office:value="37342.5" calcext:value-type="float">
            <text:p>37342.5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41755.9" calcext:value-type="float">
            <text:p>41755.9</text:p>
          </table:table-cell>
          <table:table-cell office:value-type="float" office:value="64355.1" calcext:value-type="float">
            <text:p>64355.1</text:p>
          </table:table-cell>
          <table:table-cell office:value-type="float" office:value="64192" calcext:value-type="float">
            <text:p>64192</text:p>
          </table:table-cell>
          <table:table-cell office:value-type="float" office:value="60505.3" calcext:value-type="float">
            <text:p>60505.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3011.9" calcext:value-type="float">
            <text:p>43011.9</text:p>
          </table:table-cell>
          <table:table-cell office:value-type="float" office:value="64133.1" calcext:value-type="float">
            <text:p>64133.1</text:p>
          </table:table-cell>
          <table:table-cell office:value-type="float" office:value="65694.2" calcext:value-type="float">
            <text:p>65694.2</text:p>
          </table:table-cell>
          <table:table-cell office:value-type="float" office:value="61791.9" calcext:value-type="float">
            <text:p>61791.9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43030.4" calcext:value-type="float">
            <text:p>43030.4</text:p>
          </table:table-cell>
          <table:table-cell office:value-type="float" office:value="65109.4" calcext:value-type="float">
            <text:p>65109.4</text:p>
          </table:table-cell>
          <table:table-cell office:value-type="float" office:value="65908.5" calcext:value-type="float">
            <text:p>65908.5</text:p>
          </table:table-cell>
          <table:table-cell office:value-type="float" office:value="62103.7" calcext:value-type="float">
            <text:p>62103.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3808.5" calcext:value-type="float">
            <text:p>23808.5</text:p>
          </table:table-cell>
          <table:table-cell office:value-type="float" office:value="32356.6" calcext:value-type="float">
            <text:p>32356.6</text:p>
          </table:table-cell>
          <table:table-cell office:value-type="float" office:value="37162.5" calcext:value-type="float">
            <text:p>37162.5</text:p>
          </table:table-cell>
          <table:table-cell office:value-type="float" office:value="33923.6" calcext:value-type="float">
            <text:p>33923.6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43580" calcext:value-type="float">
            <text:p>43580</text:p>
          </table:table-cell>
          <table:table-cell office:value-type="float" office:value="65122.6" calcext:value-type="float">
            <text:p>65122.6</text:p>
          </table:table-cell>
          <table:table-cell office:value-type="float" office:value="67281.6" calcext:value-type="float">
            <text:p>67281.6</text:p>
          </table:table-cell>
          <table:table-cell office:value-type="float" office:value="63222.8" calcext:value-type="float">
            <text:p>63222.8</text:p>
          </table:table-cell>
        </table:table-row>
      </table:table>
      <table:table table:name="20GB" table:style-name="ta1">
        <table:shapes>
          <draw:frame draw:z-index="0" draw:style-name="gr1" draw:text-style-name="P1" svg:width="6.2988in" svg:height="3.5429in" svg:x="6.0126in" svg:y="1.4406in">
            <draw:object draw:notify-on-update-of-ranges="20GB.B2:20GB.B2 20GB.B3:20GB.B34 20GB.C2:20GB.C2 20GB.C3:20GB.C34 20GB.D2:20GB.D2 20GB.D3:20GB.D34 20GB.E2:20GB.E2 20GB.E3:20GB.E3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4" table:default-cell-style-name="ce1"/>
        <table:table-row table:style-name="ro1">
          <table:table-cell/>
          <table:table-cell table:style-name="Default" office:value-type="string" calcext:value-type="string">
            <text:p>NVM STREAM 20GB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office:value-type="string" calcext:value-type="string">
            <text:p>Copy</text:p>
          </table:table-cell>
          <table:table-cell table:style-name="Default" office:value-type="string" calcext:value-type="string">
            <text:p>Scale</text:p>
          </table:table-cell>
          <table:table-cell table:style-name="Default" office:value-type="string" calcext:value-type="string">
            <text:p>Add</text:p>
          </table:table-cell>
          <table:table-cell table:style-name="Default" office:value-type="string" calcext:value-type="string">
            <text:p>Tri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34.5" calcext:value-type="float">
            <text:p>1534.5</text:p>
          </table:table-cell>
          <table:table-cell office:value-type="float" office:value="2269.9" calcext:value-type="float">
            <text:p>2269.9</text:p>
          </table:table-cell>
          <table:table-cell office:value-type="float" office:value="2175.4" calcext:value-type="float">
            <text:p>2175.4</text:p>
          </table:table-cell>
          <table:table-cell office:value-type="float" office:value="2325.7" calcext:value-type="float">
            <text:p>2325.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96.1" calcext:value-type="float">
            <text:p>2196.1</text:p>
          </table:table-cell>
          <table:table-cell office:value-type="float" office:value="2560.9" calcext:value-type="float">
            <text:p>2560.9</text:p>
          </table:table-cell>
          <table:table-cell office:value-type="float" office:value="6801.6" calcext:value-type="float">
            <text:p>6801.6</text:p>
          </table:table-cell>
          <table:table-cell office:value-type="float" office:value="3216.8" calcext:value-type="float">
            <text:p>3216.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32.2" calcext:value-type="float">
            <text:p>6432.2</text:p>
          </table:table-cell>
          <table:table-cell office:value-type="float" office:value="10650" calcext:value-type="float">
            <text:p>10650.0</text:p>
          </table:table-cell>
          <table:table-cell office:value-type="float" office:value="10198.8" calcext:value-type="float">
            <text:p>10198.8</text:p>
          </table:table-cell>
          <table:table-cell office:value-type="float" office:value="9404.2" calcext:value-type="float">
            <text:p>9404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307.8" calcext:value-type="float">
            <text:p>8307.8</text:p>
          </table:table-cell>
          <table:table-cell office:value-type="float" office:value="12921.3" calcext:value-type="float">
            <text:p>12921.3</text:p>
          </table:table-cell>
          <table:table-cell office:value-type="float" office:value="13213.3" calcext:value-type="float">
            <text:p>13213.3</text:p>
          </table:table-cell>
          <table:table-cell office:value-type="float" office:value="11562.8" calcext:value-type="float">
            <text:p>11562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942.1" calcext:value-type="float">
            <text:p>9942.1</text:p>
          </table:table-cell>
          <table:table-cell office:value-type="float" office:value="18827.1" calcext:value-type="float">
            <text:p>18827.1</text:p>
          </table:table-cell>
          <table:table-cell office:value-type="float" office:value="17788.5" calcext:value-type="float">
            <text:p>17788.5</text:p>
          </table:table-cell>
          <table:table-cell office:value-type="float" office:value="16620.8" calcext:value-type="float">
            <text:p>16620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548.5" calcext:value-type="float">
            <text:p>11548.5</text:p>
          </table:table-cell>
          <table:table-cell office:value-type="float" office:value="19840.6" calcext:value-type="float">
            <text:p>19840.6</text:p>
          </table:table-cell>
          <table:table-cell office:value-type="float" office:value="19084.3" calcext:value-type="float">
            <text:p>19084.3</text:p>
          </table:table-cell>
          <table:table-cell office:value-type="float" office:value="18638" calcext:value-type="float">
            <text:p>18638.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049.5" calcext:value-type="float">
            <text:p>14049.5</text:p>
          </table:table-cell>
          <table:table-cell office:value-type="float" office:value="23887.1" calcext:value-type="float">
            <text:p>23887.1</text:p>
          </table:table-cell>
          <table:table-cell office:value-type="float" office:value="22385.9" calcext:value-type="float">
            <text:p>22385.9</text:p>
          </table:table-cell>
          <table:table-cell office:value-type="float" office:value="21206.7" calcext:value-type="float">
            <text:p>21206.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926.7" calcext:value-type="float">
            <text:p>15926.7</text:p>
          </table:table-cell>
          <table:table-cell office:value-type="float" office:value="26563.6" calcext:value-type="float">
            <text:p>26563.6</text:p>
          </table:table-cell>
          <table:table-cell office:value-type="float" office:value="25914.3" calcext:value-type="float">
            <text:p>25914.3</text:p>
          </table:table-cell>
          <table:table-cell office:value-type="float" office:value="23795.2" calcext:value-type="float">
            <text:p>23795.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073.7" calcext:value-type="float">
            <text:p>18073.7</text:p>
          </table:table-cell>
          <table:table-cell office:value-type="float" office:value="30424.5" calcext:value-type="float">
            <text:p>30424.5</text:p>
          </table:table-cell>
          <table:table-cell office:value-type="float" office:value="29111.7" calcext:value-type="float">
            <text:p>29111.7</text:p>
          </table:table-cell>
          <table:table-cell office:value-type="float" office:value="27281.1" calcext:value-type="float">
            <text:p>27281.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54.2" calcext:value-type="float">
            <text:p>20054.2</text:p>
          </table:table-cell>
          <table:table-cell office:value-type="float" office:value="34149" calcext:value-type="float">
            <text:p>34149.0</text:p>
          </table:table-cell>
          <table:table-cell office:value-type="float" office:value="32817" calcext:value-type="float">
            <text:p>32817.0</text:p>
          </table:table-cell>
          <table:table-cell office:value-type="float" office:value="30627.3" calcext:value-type="float">
            <text:p>30627.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908.7" calcext:value-type="float">
            <text:p>22908.7</text:p>
          </table:table-cell>
          <table:table-cell office:value-type="float" office:value="39059.6" calcext:value-type="float">
            <text:p>39059.6</text:p>
          </table:table-cell>
          <table:table-cell office:value-type="float" office:value="37225.2" calcext:value-type="float">
            <text:p>37225.2</text:p>
          </table:table-cell>
          <table:table-cell office:value-type="float" office:value="33025.5" calcext:value-type="float">
            <text:p>33025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306.5" calcext:value-type="float">
            <text:p>23306.5</text:p>
          </table:table-cell>
          <table:table-cell office:value-type="float" office:value="40364.1" calcext:value-type="float">
            <text:p>40364.1</text:p>
          </table:table-cell>
          <table:table-cell office:value-type="float" office:value="39846.6" calcext:value-type="float">
            <text:p>39846.6</text:p>
          </table:table-cell>
          <table:table-cell office:value-type="float" office:value="36301.7" calcext:value-type="float">
            <text:p>36301.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541.5" calcext:value-type="float">
            <text:p>26541.5</text:p>
          </table:table-cell>
          <table:table-cell office:value-type="float" office:value="43092.4" calcext:value-type="float">
            <text:p>43092.4</text:p>
          </table:table-cell>
          <table:table-cell office:value-type="float" office:value="43114.6" calcext:value-type="float">
            <text:p>43114.6</text:p>
          </table:table-cell>
          <table:table-cell office:value-type="float" office:value="40241.1" calcext:value-type="float">
            <text:p>40241.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994.7" calcext:value-type="float">
            <text:p>28994.7</text:p>
          </table:table-cell>
          <table:table-cell office:value-type="float" office:value="41673.4" calcext:value-type="float">
            <text:p>41673.4</text:p>
          </table:table-cell>
          <table:table-cell office:value-type="float" office:value="46557.7" calcext:value-type="float">
            <text:p>46557.7</text:p>
          </table:table-cell>
          <table:table-cell office:value-type="float" office:value="42332.3" calcext:value-type="float">
            <text:p>42332.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128.7" calcext:value-type="float">
            <text:p>28128.7</text:p>
          </table:table-cell>
          <table:table-cell office:value-type="float" office:value="45687.3" calcext:value-type="float">
            <text:p>45687.3</text:p>
          </table:table-cell>
          <table:table-cell office:value-type="float" office:value="43216.7" calcext:value-type="float">
            <text:p>43216.7</text:p>
          </table:table-cell>
          <table:table-cell office:value-type="float" office:value="38941.2" calcext:value-type="float">
            <text:p>38941.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851.8" calcext:value-type="float">
            <text:p>29851.8</text:p>
          </table:table-cell>
          <table:table-cell office:value-type="float" office:value="47268.3" calcext:value-type="float">
            <text:p>47268.3</text:p>
          </table:table-cell>
          <table:table-cell office:value-type="float" office:value="43722.5" calcext:value-type="float">
            <text:p>43722.5</text:p>
          </table:table-cell>
          <table:table-cell office:value-type="float" office:value="36094.5" calcext:value-type="float">
            <text:p>36094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868.8" calcext:value-type="float">
            <text:p>23868.8</text:p>
          </table:table-cell>
          <table:table-cell office:value-type="float" office:value="39847.9" calcext:value-type="float">
            <text:p>39847.9</text:p>
          </table:table-cell>
          <table:table-cell office:value-type="float" office:value="36990.4" calcext:value-type="float">
            <text:p>36990.4</text:p>
          </table:table-cell>
          <table:table-cell office:value-type="float" office:value="34928.9" calcext:value-type="float">
            <text:p>34928.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482.8" calcext:value-type="float">
            <text:p>25482.8</text:p>
          </table:table-cell>
          <table:table-cell office:value-type="float" office:value="40696.9" calcext:value-type="float">
            <text:p>40696.9</text:p>
          </table:table-cell>
          <table:table-cell office:value-type="float" office:value="39725.1" calcext:value-type="float">
            <text:p>39725.1</text:p>
          </table:table-cell>
          <table:table-cell office:value-type="float" office:value="35272.5" calcext:value-type="float">
            <text:p>35272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951.3" calcext:value-type="float">
            <text:p>25951.3</text:p>
          </table:table-cell>
          <table:table-cell office:value-type="float" office:value="42525.3" calcext:value-type="float">
            <text:p>42525.3</text:p>
          </table:table-cell>
          <table:table-cell office:value-type="float" office:value="41027.2" calcext:value-type="float">
            <text:p>41027.2</text:p>
          </table:table-cell>
          <table:table-cell office:value-type="float" office:value="37471.4" calcext:value-type="float">
            <text:p>37471.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299.6" calcext:value-type="float">
            <text:p>28299.6</text:p>
          </table:table-cell>
          <table:table-cell office:value-type="float" office:value="45874.7" calcext:value-type="float">
            <text:p>45874.7</text:p>
          </table:table-cell>
          <table:table-cell office:value-type="float" office:value="43539.6" calcext:value-type="float">
            <text:p>43539.6</text:p>
          </table:table-cell>
          <table:table-cell office:value-type="float" office:value="41503.7" calcext:value-type="float">
            <text:p>41503.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8401.9" calcext:value-type="float">
            <text:p>28401.9</text:p>
          </table:table-cell>
          <table:table-cell office:value-type="float" office:value="46766.1" calcext:value-type="float">
            <text:p>46766.1</text:p>
          </table:table-cell>
          <table:table-cell office:value-type="float" office:value="44525.5" calcext:value-type="float">
            <text:p>44525.5</text:p>
          </table:table-cell>
          <table:table-cell office:value-type="float" office:value="41259.7" calcext:value-type="float">
            <text:p>41259.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8668.6" calcext:value-type="float">
            <text:p>28668.6</text:p>
          </table:table-cell>
          <table:table-cell office:value-type="float" office:value="48732.7" calcext:value-type="float">
            <text:p>48732.7</text:p>
          </table:table-cell>
          <table:table-cell office:value-type="float" office:value="44690.3" calcext:value-type="float">
            <text:p>44690.3</text:p>
          </table:table-cell>
          <table:table-cell office:value-type="float" office:value="42046.9" calcext:value-type="float">
            <text:p>42046.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9773.1" calcext:value-type="float">
            <text:p>29773.1</text:p>
          </table:table-cell>
          <table:table-cell office:value-type="float" office:value="45643.1" calcext:value-type="float">
            <text:p>45643.1</text:p>
          </table:table-cell>
          <table:table-cell office:value-type="float" office:value="42763.8" calcext:value-type="float">
            <text:p>42763.8</text:p>
          </table:table-cell>
          <table:table-cell office:value-type="float" office:value="39977.5" calcext:value-type="float">
            <text:p>39977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9302.6" calcext:value-type="float">
            <text:p>29302.6</text:p>
          </table:table-cell>
          <table:table-cell office:value-type="float" office:value="42847.3" calcext:value-type="float">
            <text:p>42847.3</text:p>
          </table:table-cell>
          <table:table-cell office:value-type="float" office:value="44418.7" calcext:value-type="float">
            <text:p>44418.7</text:p>
          </table:table-cell>
          <table:table-cell office:value-type="float" office:value="41323.7" calcext:value-type="float">
            <text:p>41323.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9173.6" calcext:value-type="float">
            <text:p>29173.6</text:p>
          </table:table-cell>
          <table:table-cell office:value-type="float" office:value="45911.8" calcext:value-type="float">
            <text:p>45911.8</text:p>
          </table:table-cell>
          <table:table-cell office:value-type="float" office:value="44880.7" calcext:value-type="float">
            <text:p>44880.7</text:p>
          </table:table-cell>
          <table:table-cell office:value-type="float" office:value="42645.2" calcext:value-type="float">
            <text:p>42645.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8936.8" calcext:value-type="float">
            <text:p>28936.8</text:p>
          </table:table-cell>
          <table:table-cell office:value-type="float" office:value="47565.8" calcext:value-type="float">
            <text:p>47565.8</text:p>
          </table:table-cell>
          <table:table-cell office:value-type="float" office:value="45983.8" calcext:value-type="float">
            <text:p>45983.8</text:p>
          </table:table-cell>
          <table:table-cell office:value-type="float" office:value="42203.4" calcext:value-type="float">
            <text:p>42203.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9714.1" calcext:value-type="float">
            <text:p>29714.1</text:p>
          </table:table-cell>
          <table:table-cell office:value-type="float" office:value="50534.2" calcext:value-type="float">
            <text:p>50534.2</text:p>
          </table:table-cell>
          <table:table-cell office:value-type="float" office:value="46335.5" calcext:value-type="float">
            <text:p>46335.5</text:p>
          </table:table-cell>
          <table:table-cell office:value-type="float" office:value="43239.9" calcext:value-type="float">
            <text:p>43239.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1421.9" calcext:value-type="float">
            <text:p>31421.9</text:p>
          </table:table-cell>
          <table:table-cell office:value-type="float" office:value="53229.2" calcext:value-type="float">
            <text:p>53229.2</text:p>
          </table:table-cell>
          <table:table-cell office:value-type="float" office:value="48906.1" calcext:value-type="float">
            <text:p>48906.1</text:p>
          </table:table-cell>
          <table:table-cell office:value-type="float" office:value="45456.2" calcext:value-type="float">
            <text:p>45456.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937" calcext:value-type="float">
            <text:p>32937.0</text:p>
          </table:table-cell>
          <table:table-cell office:value-type="float" office:value="54783.3" calcext:value-type="float">
            <text:p>54783.3</text:p>
          </table:table-cell>
          <table:table-cell office:value-type="float" office:value="53012.2" calcext:value-type="float">
            <text:p>53012.2</text:p>
          </table:table-cell>
          <table:table-cell office:value-type="float" office:value="46619.2" calcext:value-type="float">
            <text:p>46619.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4182.5" calcext:value-type="float">
            <text:p>34182.5</text:p>
          </table:table-cell>
          <table:table-cell office:value-type="float" office:value="56887.2" calcext:value-type="float">
            <text:p>56887.2</text:p>
          </table:table-cell>
          <table:table-cell office:value-type="float" office:value="54071.7" calcext:value-type="float">
            <text:p>54071.7</text:p>
          </table:table-cell>
          <table:table-cell office:value-type="float" office:value="34449.6" calcext:value-type="float">
            <text:p>34449.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5035.9" calcext:value-type="float">
            <text:p>35035.9</text:p>
          </table:table-cell>
          <table:table-cell office:value-type="float" office:value="54007.4" calcext:value-type="float">
            <text:p>54007.4</text:p>
          </table:table-cell>
          <table:table-cell office:value-type="float" office:value="50137.1" calcext:value-type="float">
            <text:p>50137.1</text:p>
          </table:table-cell>
          <table:table-cell office:value-type="float" office:value="46001.1" calcext:value-type="float">
            <text:p>46001.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9957" calcext:value-type="float">
            <text:p>29957.0</text:p>
          </table:table-cell>
          <table:table-cell office:value-type="float" office:value="50851.2" calcext:value-type="float">
            <text:p>50851.2</text:p>
          </table:table-cell>
          <table:table-cell office:value-type="float" office:value="43928.3" calcext:value-type="float">
            <text:p>43928.3</text:p>
          </table:table-cell>
          <table:table-cell office:value-type="float" office:value="43147.4" calcext:value-type="float">
            <text:p>43147.4</text:p>
          </table:table-cell>
        </table:table-row>
      </table:table>
      <table:table table:name="DRAM" table:style-name="ta1">
        <table:shapes>
          <draw:frame draw:z-index="0" draw:style-name="gr1" draw:text-style-name="P1" svg:width="6.2988in" svg:height="3.5429in" svg:x="6.0559in" svg:y="0.7713in">
            <draw:object draw:notify-on-update-of-ranges="DRAM.B3:DRAM.B3 DRAM.B4:DRAM.B35 DRAM.C3:DRAM.C3 DRAM.C4:DRAM.C35 DRAM.D3:DRAM.D3 DRAM.D4:DRAM.D35 DRAM.E3:DRAM.E3 DRAM.E4:DRAM.E3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4" table:default-cell-style-name="ce1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DRAM STREAM 100’000’000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office:value-type="string" calcext:value-type="string">
            <text:p>Copy</text:p>
          </table:table-cell>
          <table:table-cell table:style-name="Default" office:value-type="string" calcext:value-type="string">
            <text:p>Scale</text:p>
          </table:table-cell>
          <table:table-cell table:style-name="Default" office:value-type="string" calcext:value-type="string">
            <text:p>Add</text:p>
          </table:table-cell>
          <table:table-cell table:style-name="Default" office:value-type="string" calcext:value-type="string">
            <text:p>Tri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143.9" calcext:value-type="float">
            <text:p>12143.9</text:p>
          </table:table-cell>
          <table:table-cell office:value-type="float" office:value="12585.3" calcext:value-type="float">
            <text:p>12585.3</text:p>
          </table:table-cell>
          <table:table-cell office:value-type="float" office:value="13217.8" calcext:value-type="float">
            <text:p>13217.8</text:p>
          </table:table-cell>
          <table:table-cell office:value-type="float" office:value="13189.5" calcext:value-type="float">
            <text:p>13189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511.1" calcext:value-type="float">
            <text:p>23511.1</text:p>
          </table:table-cell>
          <table:table-cell office:value-type="float" office:value="24199.9" calcext:value-type="float">
            <text:p>24199.9</text:p>
          </table:table-cell>
          <table:table-cell office:value-type="float" office:value="25549.6" calcext:value-type="float">
            <text:p>25549.6</text:p>
          </table:table-cell>
          <table:table-cell office:value-type="float" office:value="25207.2" calcext:value-type="float">
            <text:p>25207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425.6" calcext:value-type="float">
            <text:p>34425.6</text:p>
          </table:table-cell>
          <table:table-cell office:value-type="float" office:value="35527.3" calcext:value-type="float">
            <text:p>35527.3</text:p>
          </table:table-cell>
          <table:table-cell office:value-type="float" office:value="37202.9" calcext:value-type="float">
            <text:p>37202.9</text:p>
          </table:table-cell>
          <table:table-cell office:value-type="float" office:value="37129.4" calcext:value-type="float">
            <text:p>37129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148" calcext:value-type="float">
            <text:p>45148.0</text:p>
          </table:table-cell>
          <table:table-cell office:value-type="float" office:value="46198.5" calcext:value-type="float">
            <text:p>46198.5</text:p>
          </table:table-cell>
          <table:table-cell office:value-type="float" office:value="48695.5" calcext:value-type="float">
            <text:p>48695.5</text:p>
          </table:table-cell>
          <table:table-cell office:value-type="float" office:value="48527.2" calcext:value-type="float">
            <text:p>48527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879.2" calcext:value-type="float">
            <text:p>51879.2</text:p>
          </table:table-cell>
          <table:table-cell office:value-type="float" office:value="52805.5" calcext:value-type="float">
            <text:p>52805.5</text:p>
          </table:table-cell>
          <table:table-cell office:value-type="float" office:value="57734" calcext:value-type="float">
            <text:p>57734.0</text:p>
          </table:table-cell>
          <table:table-cell office:value-type="float" office:value="57779.7" calcext:value-type="float">
            <text:p>57779.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134.3" calcext:value-type="float">
            <text:p>55134.3</text:p>
          </table:table-cell>
          <table:table-cell office:value-type="float" office:value="55781.8" calcext:value-type="float">
            <text:p>55781.8</text:p>
          </table:table-cell>
          <table:table-cell office:value-type="float" office:value="62010.8" calcext:value-type="float">
            <text:p>62010.8</text:p>
          </table:table-cell>
          <table:table-cell office:value-type="float" office:value="62113.3" calcext:value-type="float">
            <text:p>62113.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672.5" calcext:value-type="float">
            <text:p>57672.5</text:p>
          </table:table-cell>
          <table:table-cell office:value-type="float" office:value="58137.6" calcext:value-type="float">
            <text:p>58137.6</text:p>
          </table:table-cell>
          <table:table-cell office:value-type="float" office:value="65254.3" calcext:value-type="float">
            <text:p>65254.3</text:p>
          </table:table-cell>
          <table:table-cell office:value-type="float" office:value="65275.9" calcext:value-type="float">
            <text:p>65275.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9757.5" calcext:value-type="float">
            <text:p>59757.5</text:p>
          </table:table-cell>
          <table:table-cell office:value-type="float" office:value="60179.8" calcext:value-type="float">
            <text:p>60179.8</text:p>
          </table:table-cell>
          <table:table-cell office:value-type="float" office:value="67911.6" calcext:value-type="float">
            <text:p>67911.6</text:p>
          </table:table-cell>
          <table:table-cell office:value-type="float" office:value="67902" calcext:value-type="float">
            <text:p>67902.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1919.4" calcext:value-type="float">
            <text:p>61919.4</text:p>
          </table:table-cell>
          <table:table-cell office:value-type="float" office:value="62198.9" calcext:value-type="float">
            <text:p>62198.9</text:p>
          </table:table-cell>
          <table:table-cell office:value-type="float" office:value="70544.4" calcext:value-type="float">
            <text:p>70544.4</text:p>
          </table:table-cell>
          <table:table-cell office:value-type="float" office:value="70542.4" calcext:value-type="float">
            <text:p>70542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491.7" calcext:value-type="float">
            <text:p>63491.7</text:p>
          </table:table-cell>
          <table:table-cell office:value-type="float" office:value="63750.5" calcext:value-type="float">
            <text:p>63750.5</text:p>
          </table:table-cell>
          <table:table-cell office:value-type="float" office:value="72417.6" calcext:value-type="float">
            <text:p>72417.6</text:p>
          </table:table-cell>
          <table:table-cell office:value-type="float" office:value="72237.2" calcext:value-type="float">
            <text:p>72237.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511" calcext:value-type="float">
            <text:p>64511.0</text:p>
          </table:table-cell>
          <table:table-cell office:value-type="float" office:value="64845.7" calcext:value-type="float">
            <text:p>64845.7</text:p>
          </table:table-cell>
          <table:table-cell office:value-type="float" office:value="73333.9" calcext:value-type="float">
            <text:p>73333.9</text:p>
          </table:table-cell>
          <table:table-cell office:value-type="float" office:value="73682.8" calcext:value-type="float">
            <text:p>73682.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220.7" calcext:value-type="float">
            <text:p>65220.7</text:p>
          </table:table-cell>
          <table:table-cell office:value-type="float" office:value="65415.3" calcext:value-type="float">
            <text:p>65415.3</text:p>
          </table:table-cell>
          <table:table-cell office:value-type="float" office:value="73821.2" calcext:value-type="float">
            <text:p>73821.2</text:p>
          </table:table-cell>
          <table:table-cell office:value-type="float" office:value="73861.8" calcext:value-type="float">
            <text:p>73861.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911.3" calcext:value-type="float">
            <text:p>65911.3</text:p>
          </table:table-cell>
          <table:table-cell office:value-type="float" office:value="66175.8" calcext:value-type="float">
            <text:p>66175.8</text:p>
          </table:table-cell>
          <table:table-cell office:value-type="float" office:value="74416.6" calcext:value-type="float">
            <text:p>74416.6</text:p>
          </table:table-cell>
          <table:table-cell office:value-type="float" office:value="74555.5" calcext:value-type="float">
            <text:p>74555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6145.8" calcext:value-type="float">
            <text:p>66145.8</text:p>
          </table:table-cell>
          <table:table-cell office:value-type="float" office:value="66315.7" calcext:value-type="float">
            <text:p>66315.7</text:p>
          </table:table-cell>
          <table:table-cell office:value-type="float" office:value="74504.1" calcext:value-type="float">
            <text:p>74504.1</text:p>
          </table:table-cell>
          <table:table-cell office:value-type="float" office:value="74488.2" calcext:value-type="float">
            <text:p>74488.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6170.6" calcext:value-type="float">
            <text:p>66170.6</text:p>
          </table:table-cell>
          <table:table-cell office:value-type="float" office:value="66121" calcext:value-type="float">
            <text:p>66121.0</text:p>
          </table:table-cell>
          <table:table-cell office:value-type="float" office:value="74340.2" calcext:value-type="float">
            <text:p>74340.2</text:p>
          </table:table-cell>
          <table:table-cell office:value-type="float" office:value="74423.2" calcext:value-type="float">
            <text:p>74423.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6181.7" calcext:value-type="float">
            <text:p>66181.7</text:p>
          </table:table-cell>
          <table:table-cell office:value-type="float" office:value="66283" calcext:value-type="float">
            <text:p>66283.0</text:p>
          </table:table-cell>
          <table:table-cell office:value-type="float" office:value="74229.4" calcext:value-type="float">
            <text:p>74229.4</text:p>
          </table:table-cell>
          <table:table-cell office:value-type="float" office:value="74325.9" calcext:value-type="float">
            <text:p>74325.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5471" calcext:value-type="float">
            <text:p>55471.0</text:p>
          </table:table-cell>
          <table:table-cell office:value-type="float" office:value="57998.5" calcext:value-type="float">
            <text:p>57998.5</text:p>
          </table:table-cell>
          <table:table-cell office:value-type="float" office:value="64697" calcext:value-type="float">
            <text:p>64697.0</text:p>
          </table:table-cell>
          <table:table-cell office:value-type="float" office:value="64334.7" calcext:value-type="float">
            <text:p>64334.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7395.3" calcext:value-type="float">
            <text:p>57395.3</text:p>
          </table:table-cell>
          <table:table-cell office:value-type="float" office:value="57347.7" calcext:value-type="float">
            <text:p>57347.7</text:p>
          </table:table-cell>
          <table:table-cell office:value-type="float" office:value="65624" calcext:value-type="float">
            <text:p>65624.0</text:p>
          </table:table-cell>
          <table:table-cell office:value-type="float" office:value="66015.6" calcext:value-type="float">
            <text:p>66015.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9797.4" calcext:value-type="float">
            <text:p>59797.4</text:p>
          </table:table-cell>
          <table:table-cell office:value-type="float" office:value="59696.9" calcext:value-type="float">
            <text:p>59696.9</text:p>
          </table:table-cell>
          <table:table-cell office:value-type="float" office:value="64989.3" calcext:value-type="float">
            <text:p>64989.3</text:p>
          </table:table-cell>
          <table:table-cell office:value-type="float" office:value="65950.3" calcext:value-type="float">
            <text:p>65950.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1460.1" calcext:value-type="float">
            <text:p>61460.1</text:p>
          </table:table-cell>
          <table:table-cell office:value-type="float" office:value="61578.5" calcext:value-type="float">
            <text:p>61578.5</text:p>
          </table:table-cell>
          <table:table-cell office:value-type="float" office:value="67489.5" calcext:value-type="float">
            <text:p>67489.5</text:p>
          </table:table-cell>
          <table:table-cell office:value-type="float" office:value="67586.5" calcext:value-type="float">
            <text:p>67586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2423.9" calcext:value-type="float">
            <text:p>62423.9</text:p>
          </table:table-cell>
          <table:table-cell office:value-type="float" office:value="62492.5" calcext:value-type="float">
            <text:p>62492.5</text:p>
          </table:table-cell>
          <table:table-cell office:value-type="float" office:value="68884.2" calcext:value-type="float">
            <text:p>68884.2</text:p>
          </table:table-cell>
          <table:table-cell office:value-type="float" office:value="69070.9" calcext:value-type="float">
            <text:p>69070.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3176.1" calcext:value-type="float">
            <text:p>63176.1</text:p>
          </table:table-cell>
          <table:table-cell office:value-type="float" office:value="63188.6" calcext:value-type="float">
            <text:p>63188.6</text:p>
          </table:table-cell>
          <table:table-cell office:value-type="float" office:value="69985.3" calcext:value-type="float">
            <text:p>69985.3</text:p>
          </table:table-cell>
          <table:table-cell office:value-type="float" office:value="70101.7" calcext:value-type="float">
            <text:p>70101.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3834.2" calcext:value-type="float">
            <text:p>63834.2</text:p>
          </table:table-cell>
          <table:table-cell office:value-type="float" office:value="63894.9" calcext:value-type="float">
            <text:p>63894.9</text:p>
          </table:table-cell>
          <table:table-cell office:value-type="float" office:value="70899.1" calcext:value-type="float">
            <text:p>70899.1</text:p>
          </table:table-cell>
          <table:table-cell office:value-type="float" office:value="71022.7" calcext:value-type="float">
            <text:p>71022.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4420" calcext:value-type="float">
            <text:p>64420.0</text:p>
          </table:table-cell>
          <table:table-cell office:value-type="float" office:value="64489.9" calcext:value-type="float">
            <text:p>64489.9</text:p>
          </table:table-cell>
          <table:table-cell office:value-type="float" office:value="71663.3" calcext:value-type="float">
            <text:p>71663.3</text:p>
          </table:table-cell>
          <table:table-cell office:value-type="float" office:value="71792.1" calcext:value-type="float">
            <text:p>71792.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4977.6" calcext:value-type="float">
            <text:p>64977.6</text:p>
          </table:table-cell>
          <table:table-cell office:value-type="float" office:value="64995.8" calcext:value-type="float">
            <text:p>64995.8</text:p>
          </table:table-cell>
          <table:table-cell office:value-type="float" office:value="72343.7" calcext:value-type="float">
            <text:p>72343.7</text:p>
          </table:table-cell>
          <table:table-cell office:value-type="float" office:value="72419.6" calcext:value-type="float">
            <text:p>72419.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5385.9" calcext:value-type="float">
            <text:p>65385.9</text:p>
          </table:table-cell>
          <table:table-cell office:value-type="float" office:value="65359.2" calcext:value-type="float">
            <text:p>65359.2</text:p>
          </table:table-cell>
          <table:table-cell office:value-type="float" office:value="72817.8" calcext:value-type="float">
            <text:p>72817.8</text:p>
          </table:table-cell>
          <table:table-cell office:value-type="float" office:value="72844.7" calcext:value-type="float">
            <text:p>72844.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5533.4" calcext:value-type="float">
            <text:p>65533.4</text:p>
          </table:table-cell>
          <table:table-cell office:value-type="float" office:value="65506.6" calcext:value-type="float">
            <text:p>65506.6</text:p>
          </table:table-cell>
          <table:table-cell office:value-type="float" office:value="73028" calcext:value-type="float">
            <text:p>73028.0</text:p>
          </table:table-cell>
          <table:table-cell office:value-type="float" office:value="73025.9" calcext:value-type="float">
            <text:p>73025.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5579.5" calcext:value-type="float">
            <text:p>65579.5</text:p>
          </table:table-cell>
          <table:table-cell office:value-type="float" office:value="65436.9" calcext:value-type="float">
            <text:p>65436.9</text:p>
          </table:table-cell>
          <table:table-cell office:value-type="float" office:value="73110.2" calcext:value-type="float">
            <text:p>73110.2</text:p>
          </table:table-cell>
          <table:table-cell office:value-type="float" office:value="73161.8" calcext:value-type="float">
            <text:p>73161.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5268.3" calcext:value-type="float">
            <text:p>65268.3</text:p>
          </table:table-cell>
          <table:table-cell office:value-type="float" office:value="65191.6" calcext:value-type="float">
            <text:p>65191.6</text:p>
          </table:table-cell>
          <table:table-cell office:value-type="float" office:value="72590.9" calcext:value-type="float">
            <text:p>72590.9</text:p>
          </table:table-cell>
          <table:table-cell office:value-type="float" office:value="72650.1" calcext:value-type="float">
            <text:p>72650.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5452.9" calcext:value-type="float">
            <text:p>65452.9</text:p>
          </table:table-cell>
          <table:table-cell office:value-type="float" office:value="65370" calcext:value-type="float">
            <text:p>65370.0</text:p>
          </table:table-cell>
          <table:table-cell office:value-type="float" office:value="72696.3" calcext:value-type="float">
            <text:p>72696.3</text:p>
          </table:table-cell>
          <table:table-cell office:value-type="float" office:value="72800.4" calcext:value-type="float">
            <text:p>72800.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5415.3" calcext:value-type="float">
            <text:p>65415.3</text:p>
          </table:table-cell>
          <table:table-cell office:value-type="float" office:value="65322.3" calcext:value-type="float">
            <text:p>65322.3</text:p>
          </table:table-cell>
          <table:table-cell office:value-type="float" office:value="72617.1" calcext:value-type="float">
            <text:p>72617.1</text:p>
          </table:table-cell>
          <table:table-cell office:value-type="float" office:value="72784.6" calcext:value-type="float">
            <text:p>72784.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5006.6" calcext:value-type="float">
            <text:p>65006.6</text:p>
          </table:table-cell>
          <table:table-cell office:value-type="float" office:value="65265.8" calcext:value-type="float">
            <text:p>65265.8</text:p>
          </table:table-cell>
          <table:table-cell office:value-type="float" office:value="72343.7" calcext:value-type="float">
            <text:p>72343.7</text:p>
          </table:table-cell>
          <table:table-cell office:value-type="float" office:value="72398.3" calcext:value-type="float">
            <text:p>72398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1T20:26:09.580195252</meta:creation-date>
    <dc:date>2021-11-01T21:04:42.430799204</dc:date>
    <meta:editing-duration>PT6M2S</meta:editing-duration>
    <meta:editing-cycles>2</meta:editing-cycles>
    <meta:generator>LibreOffice/7.0.6.2$Linux_X86_64 LibreOffice_project/00$Build-2</meta:generator>
    <meta:document-statistic meta:table-count="3" meta:cell-count="659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48cm" svg:y="0.316cm" chart:style-name="ch2">
          <text:p>NVM STREAM</text:p>
        </chart:title>
        <chart:subtitle svg:x="6.898cm" svg:y="1.275cm" chart:style-name="ch3">
          <text:p>100'000'000</text:p>
        </chart:subtitle>
        <chart:legend chart:legend-position="end" svg:x="13.783cm" svg:y="3.454cm" style:legend-expansion="high" chart:style-name="ch4"/>
        <chart:plot-area chart:style-name="ch5" table:cell-range-address="'100''000''000'.B3:'100''000''000'.E35" chart:data-source-has-labels="row" svg:x="1.331cm" svg:y="2.138cm" svg:width="12.132cm" svg:height="5.701cm">
          <chart:coordinate-region svg:x="2.508cm" svg:y="2.337cm" svg:width="10.955cm" svg:height="4.71cm"/>
          <chart:axis chart:dimension="x" chart:name="primary-x" chart:style-name="ch6">
            <chart:title svg:x="6.744cm" svg:y="8.019cm" chart:style-name="ch7">
              <text:p>Threads</text:p>
            </chart:title>
          </chart:axis>
          <chart:axis chart:dimension="y" chart:name="primary-y" chart:style-name="ch6">
            <chart:title svg:x="0.451cm" svg:y="5.402cm" chart:style-name="ch8">
              <text:p>MB/s</text:p>
            </chart:title>
            <chart:grid chart:style-name="ch9" chart:class="major"/>
          </chart:axis>
          <chart:series chart:style-name="ch10" chart:values-cell-range-address="'100''000''000'.B4:'100''000''000'.B35" chart:label-cell-address="'100''000''000'.B3:'100''000''000'.B3" chart:class="chart:line">
            <chart:data-point chart:repeated="32"/>
          </chart:series>
          <chart:series chart:style-name="ch11" chart:values-cell-range-address="'100''000''000'.C4:'100''000''000'.C35" chart:label-cell-address="'100''000''000'.C3:'100''000''000'.C3" chart:class="chart:line">
            <chart:data-point chart:repeated="32"/>
          </chart:series>
          <chart:series chart:style-name="ch12" chart:values-cell-range-address="'100''000''000'.D4:'100''000''000'.D35" chart:label-cell-address="'100''000''000'.D3:'100''000''000'.D3" chart:class="chart:line">
            <chart:data-point chart:repeated="32"/>
          </chart:series>
          <chart:series chart:style-name="ch13" chart:values-cell-range-address="'100''000''000'.E4:'100''000''000'.E35" chart:label-cell-address="'100''000''000'.E3:'100''000''000'.E3" chart:class="chart:line">
            <chart:data-point chart:repeated="3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py</text:p>
                <draw:g>
                  <svg:desc>'100''000''000'.B3:'100''000''000'.B3</svg:desc>
                </draw:g>
              </table:table-cell>
              <table:table-cell office:value-type="string">
                <text:p>Scale</text:p>
                <draw:g>
                  <svg:desc>'100''000''000'.C3:'100''000''000'.C3</svg:desc>
                </draw:g>
              </table:table-cell>
              <table:table-cell office:value-type="string">
                <text:p>Add</text:p>
                <draw:g>
                  <svg:desc>'100''000''000'.D3:'100''000''000'.D3</svg:desc>
                </draw:g>
              </table:table-cell>
              <table:table-cell office:value-type="string">
                <text:p>Triad</text:p>
                <draw:g>
                  <svg:desc>'100''000''000'.E3:'100''000''000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47.2">
                <text:p>3647.2</text:p>
                <draw:g>
                  <svg:desc>'100''000''000'.B4:'100''000''000'.B35</svg:desc>
                </draw:g>
              </table:table-cell>
              <table:table-cell office:value-type="float" office:value="6268.5">
                <text:p>6268.5</text:p>
                <draw:g>
                  <svg:desc>'100''000''000'.C4:'100''000''000'.C35</svg:desc>
                </draw:g>
              </table:table-cell>
              <table:table-cell office:value-type="float" office:value="6072.5">
                <text:p>6072.5</text:p>
                <draw:g>
                  <svg:desc>'100''000''000'.D4:'100''000''000'.D35</svg:desc>
                </draw:g>
              </table:table-cell>
              <table:table-cell office:value-type="float" office:value="5629">
                <text:p>5629</text:p>
                <draw:g>
                  <svg:desc>'100''000''000'.E4:'100''000''000'.E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19.8">
                <text:p>2719.8</text:p>
              </table:table-cell>
              <table:table-cell office:value-type="float" office:value="2889.4">
                <text:p>2889.4</text:p>
              </table:table-cell>
              <table:table-cell office:value-type="float" office:value="7708.7">
                <text:p>7708.7</text:p>
              </table:table-cell>
              <table:table-cell office:value-type="float" office:value="3579.6">
                <text:p>3579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350.8">
                <text:p>10350.8</text:p>
              </table:table-cell>
              <table:table-cell office:value-type="float" office:value="17840.8">
                <text:p>17840.8</text:p>
              </table:table-cell>
              <table:table-cell office:value-type="float" office:value="17298.7">
                <text:p>17298.7</text:p>
              </table:table-cell>
              <table:table-cell office:value-type="float" office:value="15964.5">
                <text:p>15964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641.5">
                <text:p>13641.5</text:p>
              </table:table-cell>
              <table:table-cell office:value-type="float" office:value="23513.1">
                <text:p>23513.1</text:p>
              </table:table-cell>
              <table:table-cell office:value-type="float" office:value="22793.1">
                <text:p>22793.1</text:p>
              </table:table-cell>
              <table:table-cell office:value-type="float" office:value="21049.5">
                <text:p>21049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894.4">
                <text:p>16894.4</text:p>
              </table:table-cell>
              <table:table-cell office:value-type="float" office:value="29050.3">
                <text:p>29050.3</text:p>
              </table:table-cell>
              <table:table-cell office:value-type="float" office:value="28273.8">
                <text:p>28273.8</text:p>
              </table:table-cell>
              <table:table-cell office:value-type="float" office:value="26068.8">
                <text:p>26068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265.5">
                <text:p>20265.5</text:p>
              </table:table-cell>
              <table:table-cell office:value-type="float" office:value="34692.9">
                <text:p>34692.9</text:p>
              </table:table-cell>
              <table:table-cell office:value-type="float" office:value="33867.3">
                <text:p>33867.3</text:p>
              </table:table-cell>
              <table:table-cell office:value-type="float" office:value="31296.9">
                <text:p>31296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33.2">
                <text:p>17533.2</text:p>
              </table:table-cell>
              <table:table-cell office:value-type="float" office:value="38607.4">
                <text:p>38607.4</text:p>
              </table:table-cell>
              <table:table-cell office:value-type="float" office:value="30576.8">
                <text:p>30576.8</text:p>
              </table:table-cell>
              <table:table-cell office:value-type="float" office:value="26039.4">
                <text:p>26039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069.6">
                <text:p>17069.6</text:p>
              </table:table-cell>
              <table:table-cell office:value-type="float" office:value="30887.5">
                <text:p>30887.5</text:p>
              </table:table-cell>
              <table:table-cell office:value-type="float" office:value="28925.5">
                <text:p>28925.5</text:p>
              </table:table-cell>
              <table:table-cell office:value-type="float" office:value="28337">
                <text:p>283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728.6">
                <text:p>27728.6</text:p>
              </table:table-cell>
              <table:table-cell office:value-type="float" office:value="47323.1">
                <text:p>47323.1</text:p>
              </table:table-cell>
              <table:table-cell office:value-type="float" office:value="46128.2">
                <text:p>46128.2</text:p>
              </table:table-cell>
              <table:table-cell office:value-type="float" office:value="42681.1">
                <text:p>42681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723.7">
                <text:p>30723.7</text:p>
              </table:table-cell>
              <table:table-cell office:value-type="float" office:value="51934.6">
                <text:p>51934.6</text:p>
              </table:table-cell>
              <table:table-cell office:value-type="float" office:value="50947.9">
                <text:p>50947.9</text:p>
              </table:table-cell>
              <table:table-cell office:value-type="float" office:value="47230.1">
                <text:p>47230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257.1">
                <text:p>33257.1</text:p>
              </table:table-cell>
              <table:table-cell office:value-type="float" office:value="55176.4">
                <text:p>55176.4</text:p>
              </table:table-cell>
              <table:table-cell office:value-type="float" office:value="55028">
                <text:p>55028</text:p>
              </table:table-cell>
              <table:table-cell office:value-type="float" office:value="51238.3">
                <text:p>51238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331.8">
                <text:p>35331.8</text:p>
              </table:table-cell>
              <table:table-cell office:value-type="float" office:value="57182.1">
                <text:p>57182.1</text:p>
              </table:table-cell>
              <table:table-cell office:value-type="float" office:value="56505.1">
                <text:p>56505.1</text:p>
              </table:table-cell>
              <table:table-cell office:value-type="float" office:value="52396.1">
                <text:p>52396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040.1">
                <text:p>36040.1</text:p>
              </table:table-cell>
              <table:table-cell office:value-type="float" office:value="58539.8">
                <text:p>58539.8</text:p>
              </table:table-cell>
              <table:table-cell office:value-type="float" office:value="59105.9">
                <text:p>59105.9</text:p>
              </table:table-cell>
              <table:table-cell office:value-type="float" office:value="55363">
                <text:p>553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893.5">
                <text:p>38893.5</text:p>
              </table:table-cell>
              <table:table-cell office:value-type="float" office:value="61082.5">
                <text:p>61082.5</text:p>
              </table:table-cell>
              <table:table-cell office:value-type="float" office:value="62896.1">
                <text:p>62896.1</text:p>
              </table:table-cell>
              <table:table-cell office:value-type="float" office:value="59064">
                <text:p>590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8500.6">
                <text:p>38500.6</text:p>
              </table:table-cell>
              <table:table-cell office:value-type="float" office:value="63116.7">
                <text:p>63116.7</text:p>
              </table:table-cell>
              <table:table-cell office:value-type="float" office:value="49695.5">
                <text:p>49695.5</text:p>
              </table:table-cell>
              <table:table-cell office:value-type="float" office:value="45669.1">
                <text:p>45669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959.7">
                <text:p>43959.7</text:p>
              </table:table-cell>
              <table:table-cell office:value-type="float" office:value="64521.5">
                <text:p>64521.5</text:p>
              </table:table-cell>
              <table:table-cell office:value-type="float" office:value="66122.8">
                <text:p>66122.8</text:p>
              </table:table-cell>
              <table:table-cell office:value-type="float" office:value="61809.7">
                <text:p>61809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986.6">
                <text:p>27986.6</text:p>
              </table:table-cell>
              <table:table-cell office:value-type="float" office:value="41352.2">
                <text:p>41352.2</text:p>
              </table:table-cell>
              <table:table-cell office:value-type="float" office:value="42130.5">
                <text:p>42130.5</text:p>
              </table:table-cell>
              <table:table-cell office:value-type="float" office:value="40353.8">
                <text:p>40353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615.1">
                <text:p>22615.1</text:p>
              </table:table-cell>
              <table:table-cell office:value-type="float" office:value="40333.7">
                <text:p>40333.7</text:p>
              </table:table-cell>
              <table:table-cell office:value-type="float" office:value="37307.2">
                <text:p>37307.2</text:p>
              </table:table-cell>
              <table:table-cell office:value-type="float" office:value="33533.5">
                <text:p>33533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570.8">
                <text:p>24570.8</text:p>
              </table:table-cell>
              <table:table-cell office:value-type="float" office:value="36265.7">
                <text:p>36265.7</text:p>
              </table:table-cell>
              <table:table-cell office:value-type="float" office:value="37788.8">
                <text:p>37788.8</text:p>
              </table:table-cell>
              <table:table-cell office:value-type="float" office:value="34077.4">
                <text:p>34077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851.3">
                <text:p>27851.3</text:p>
              </table:table-cell>
              <table:table-cell office:value-type="float" office:value="42018.9">
                <text:p>42018.9</text:p>
              </table:table-cell>
              <table:table-cell office:value-type="float" office:value="41013.1">
                <text:p>41013.1</text:p>
              </table:table-cell>
              <table:table-cell office:value-type="float" office:value="35795.7">
                <text:p>35795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762.4">
                <text:p>25762.4</text:p>
              </table:table-cell>
              <table:table-cell office:value-type="float" office:value="49905.1">
                <text:p>49905.1</text:p>
              </table:table-cell>
              <table:table-cell office:value-type="float" office:value="42352.8">
                <text:p>42352.8</text:p>
              </table:table-cell>
              <table:table-cell office:value-type="float" office:value="35300.9">
                <text:p>35300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820.2">
                <text:p>30820.2</text:p>
              </table:table-cell>
              <table:table-cell office:value-type="float" office:value="42276.5">
                <text:p>42276.5</text:p>
              </table:table-cell>
              <table:table-cell office:value-type="float" office:value="38398.7">
                <text:p>38398.7</text:p>
              </table:table-cell>
              <table:table-cell office:value-type="float" office:value="36864.1">
                <text:p>36864.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653.6">
                <text:p>31653.6</text:p>
              </table:table-cell>
              <table:table-cell office:value-type="float" office:value="51273.9">
                <text:p>51273.9</text:p>
              </table:table-cell>
              <table:table-cell office:value-type="float" office:value="46133.3">
                <text:p>46133.3</text:p>
              </table:table-cell>
              <table:table-cell office:value-type="float" office:value="40276.6">
                <text:p>40276.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094.8">
                <text:p>34094.8</text:p>
              </table:table-cell>
              <table:table-cell office:value-type="float" office:value="55453.2">
                <text:p>55453.2</text:p>
              </table:table-cell>
              <table:table-cell office:value-type="float" office:value="53348.8">
                <text:p>53348.8</text:p>
              </table:table-cell>
              <table:table-cell office:value-type="float" office:value="50169.4">
                <text:p>50169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5277.9">
                <text:p>35277.9</text:p>
              </table:table-cell>
              <table:table-cell office:value-type="float" office:value="57302.7">
                <text:p>57302.7</text:p>
              </table:table-cell>
              <table:table-cell office:value-type="float" office:value="54510.7">
                <text:p>54510.7</text:p>
              </table:table-cell>
              <table:table-cell office:value-type="float" office:value="52099.4">
                <text:p>52099.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558">
                <text:p>36558</text:p>
              </table:table-cell>
              <table:table-cell office:value-type="float" office:value="59360.5">
                <text:p>59360.5</text:p>
              </table:table-cell>
              <table:table-cell office:value-type="float" office:value="57992.1">
                <text:p>57992.1</text:p>
              </table:table-cell>
              <table:table-cell office:value-type="float" office:value="53558.3">
                <text:p>53558.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7881.4">
                <text:p>37881.4</text:p>
              </table:table-cell>
              <table:table-cell office:value-type="float" office:value="60498.8">
                <text:p>60498.8</text:p>
              </table:table-cell>
              <table:table-cell office:value-type="float" office:value="57062.8">
                <text:p>57062.8</text:p>
              </table:table-cell>
              <table:table-cell office:value-type="float" office:value="55178.8">
                <text:p>55178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9113.2">
                <text:p>39113.2</text:p>
              </table:table-cell>
              <table:table-cell office:value-type="float" office:value="62085.5">
                <text:p>62085.5</text:p>
              </table:table-cell>
              <table:table-cell office:value-type="float" office:value="60856.5">
                <text:p>60856.5</text:p>
              </table:table-cell>
              <table:table-cell office:value-type="float" office:value="57245.1">
                <text:p>57245.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363.3">
                <text:p>40363.3</text:p>
              </table:table-cell>
              <table:table-cell office:value-type="float" office:value="63969.3">
                <text:p>63969.3</text:p>
              </table:table-cell>
              <table:table-cell office:value-type="float" office:value="62679.5">
                <text:p>62679.5</text:p>
              </table:table-cell>
              <table:table-cell office:value-type="float" office:value="58945">
                <text:p>589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802.1">
                <text:p>26802.1</text:p>
              </table:table-cell>
              <table:table-cell office:value-type="float" office:value="37024.2">
                <text:p>37024.2</text:p>
              </table:table-cell>
              <table:table-cell office:value-type="float" office:value="39942.1">
                <text:p>39942.1</text:p>
              </table:table-cell>
              <table:table-cell office:value-type="float" office:value="37342.5">
                <text:p>37342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011.9">
                <text:p>43011.9</text:p>
              </table:table-cell>
              <table:table-cell office:value-type="float" office:value="64133.1">
                <text:p>64133.1</text:p>
              </table:table-cell>
              <table:table-cell office:value-type="float" office:value="65694.2">
                <text:p>65694.2</text:p>
              </table:table-cell>
              <table:table-cell office:value-type="float" office:value="61791.9">
                <text:p>61791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808.5">
                <text:p>23808.5</text:p>
              </table:table-cell>
              <table:table-cell office:value-type="float" office:value="32356.6">
                <text:p>32356.6</text:p>
              </table:table-cell>
              <table:table-cell office:value-type="float" office:value="37162.5">
                <text:p>37162.5</text:p>
              </table:table-cell>
              <table:table-cell office:value-type="float" office:value="33923.6">
                <text:p>33923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48cm" svg:y="0.316cm" chart:style-name="ch2">
          <text:p>NVM STREAM</text:p>
        </chart:title>
        <chart:subtitle svg:x="6.898cm" svg:y="1.275cm" chart:style-name="ch3">
          <text:p>125'000'000</text:p>
        </chart:subtitle>
        <chart:legend chart:legend-position="end" svg:x="13.783cm" svg:y="3.454cm" style:legend-expansion="high" chart:style-name="ch4"/>
        <chart:plot-area chart:style-name="ch5" table:cell-range-address="'100''000''000'.J3:'100''000''000'.M35" chart:data-source-has-labels="row" svg:x="1.331cm" svg:y="2.138cm" svg:width="12.132cm" svg:height="5.701cm">
          <chart:coordinate-region svg:x="2.508cm" svg:y="2.337cm" svg:width="10.955cm" svg:height="4.71cm"/>
          <chart:axis chart:dimension="x" chart:name="primary-x" chart:style-name="ch6">
            <chart:title svg:x="6.744cm" svg:y="8.019cm" chart:style-name="ch7">
              <text:p>Threads</text:p>
            </chart:title>
          </chart:axis>
          <chart:axis chart:dimension="y" chart:name="primary-y" chart:style-name="ch6">
            <chart:title svg:x="0.451cm" svg:y="5.402cm" chart:style-name="ch8">
              <text:p>MB/s</text:p>
            </chart:title>
            <chart:grid chart:style-name="ch9" chart:class="major"/>
          </chart:axis>
          <chart:series chart:style-name="ch10" chart:values-cell-range-address="'100''000''000'.J4:'100''000''000'.J35" chart:label-cell-address="'100''000''000'.J3:'100''000''000'.J3" chart:class="chart:line">
            <chart:data-point chart:repeated="32"/>
          </chart:series>
          <chart:series chart:style-name="ch11" chart:values-cell-range-address="'100''000''000'.K4:'100''000''000'.K35" chart:label-cell-address="'100''000''000'.K3:'100''000''000'.K3" chart:class="chart:line">
            <chart:data-point chart:repeated="32"/>
          </chart:series>
          <chart:series chart:style-name="ch12" chart:values-cell-range-address="'100''000''000'.L4:'100''000''000'.L35" chart:label-cell-address="'100''000''000'.L3:'100''000''000'.L3" chart:class="chart:line">
            <chart:data-point chart:repeated="32"/>
          </chart:series>
          <chart:series chart:style-name="ch13" chart:values-cell-range-address="'100''000''000'.M4:'100''000''000'.M35" chart:label-cell-address="'100''000''000'.M3:'100''000''000'.M3" chart:class="chart:line">
            <chart:data-point chart:repeated="3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py</text:p>
                <draw:g>
                  <svg:desc>'100''000''000'.J3:'100''000''000'.J3</svg:desc>
                </draw:g>
              </table:table-cell>
              <table:table-cell office:value-type="string">
                <text:p>Scale</text:p>
                <draw:g>
                  <svg:desc>'100''000''000'.K3:'100''000''000'.K3</svg:desc>
                </draw:g>
              </table:table-cell>
              <table:table-cell office:value-type="string">
                <text:p>Add</text:p>
                <draw:g>
                  <svg:desc>'100''000''000'.L3:'100''000''000'.L3</svg:desc>
                </draw:g>
              </table:table-cell>
              <table:table-cell office:value-type="string">
                <text:p>Triad</text:p>
                <draw:g>
                  <svg:desc>'100''000''000'.M3:'100''000''000'.M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44.4">
                <text:p>3644.4</text:p>
                <draw:g>
                  <svg:desc>'100''000''000'.J4:'100''000''000'.J35</svg:desc>
                </draw:g>
              </table:table-cell>
              <table:table-cell office:value-type="float" office:value="6286.7">
                <text:p>6286.7</text:p>
                <draw:g>
                  <svg:desc>'100''000''000'.K4:'100''000''000'.K35</svg:desc>
                </draw:g>
              </table:table-cell>
              <table:table-cell office:value-type="float" office:value="6069.7">
                <text:p>6069.7</text:p>
                <draw:g>
                  <svg:desc>'100''000''000'.L4:'100''000''000'.L35</svg:desc>
                </draw:g>
              </table:table-cell>
              <table:table-cell office:value-type="float" office:value="5599.5">
                <text:p>5599.5</text:p>
                <draw:g>
                  <svg:desc>'100''000''000'.M4:'100''000''000'.M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37.6">
                <text:p>2737.6</text:p>
              </table:table-cell>
              <table:table-cell office:value-type="float" office:value="2911.6">
                <text:p>2911.6</text:p>
              </table:table-cell>
              <table:table-cell office:value-type="float" office:value="7598.3">
                <text:p>7598.3</text:p>
              </table:table-cell>
              <table:table-cell office:value-type="float" office:value="3571.1">
                <text:p>3571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387.5">
                <text:p>10387.5</text:p>
              </table:table-cell>
              <table:table-cell office:value-type="float" office:value="17895.9">
                <text:p>17895.9</text:p>
              </table:table-cell>
              <table:table-cell office:value-type="float" office:value="17332.5">
                <text:p>17332.5</text:p>
              </table:table-cell>
              <table:table-cell office:value-type="float" office:value="16002.2">
                <text:p>16002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648.3">
                <text:p>13648.3</text:p>
              </table:table-cell>
              <table:table-cell office:value-type="float" office:value="23558.9">
                <text:p>23558.9</text:p>
              </table:table-cell>
              <table:table-cell office:value-type="float" office:value="22771.7">
                <text:p>22771.7</text:p>
              </table:table-cell>
              <table:table-cell office:value-type="float" office:value="21108.9">
                <text:p>21108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881">
                <text:p>16881</text:p>
              </table:table-cell>
              <table:table-cell office:value-type="float" office:value="29100">
                <text:p>29100</text:p>
              </table:table-cell>
              <table:table-cell office:value-type="float" office:value="28198.8">
                <text:p>28198.8</text:p>
              </table:table-cell>
              <table:table-cell office:value-type="float" office:value="26036.3">
                <text:p>26036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224.2">
                <text:p>20224.2</text:p>
              </table:table-cell>
              <table:table-cell office:value-type="float" office:value="34847.8">
                <text:p>34847.8</text:p>
              </table:table-cell>
              <table:table-cell office:value-type="float" office:value="33871.9">
                <text:p>33871.9</text:p>
              </table:table-cell>
              <table:table-cell office:value-type="float" office:value="31225.6">
                <text:p>31225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01.7">
                <text:p>19901.7</text:p>
              </table:table-cell>
              <table:table-cell office:value-type="float" office:value="26570.6">
                <text:p>26570.6</text:p>
              </table:table-cell>
              <table:table-cell office:value-type="float" office:value="32221.2">
                <text:p>32221.2</text:p>
              </table:table-cell>
              <table:table-cell office:value-type="float" office:value="25504">
                <text:p>255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919.8">
                <text:p>25919.8</text:p>
              </table:table-cell>
              <table:table-cell office:value-type="float" office:value="44483.9">
                <text:p>44483.9</text:p>
              </table:table-cell>
              <table:table-cell office:value-type="float" office:value="43275.2">
                <text:p>43275.2</text:p>
              </table:table-cell>
              <table:table-cell office:value-type="float" office:value="40041.2">
                <text:p>40041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010.3">
                <text:p>22010.3</text:p>
              </table:table-cell>
              <table:table-cell office:value-type="float" office:value="43025.7">
                <text:p>43025.7</text:p>
              </table:table-cell>
              <table:table-cell office:value-type="float" office:value="45823.3">
                <text:p>45823.3</text:p>
              </table:table-cell>
              <table:table-cell office:value-type="float" office:value="30191.3">
                <text:p>30191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794.8">
                <text:p>30794.8</text:p>
              </table:table-cell>
              <table:table-cell office:value-type="float" office:value="52265.5">
                <text:p>52265.5</text:p>
              </table:table-cell>
              <table:table-cell office:value-type="float" office:value="50958.7">
                <text:p>50958.7</text:p>
              </table:table-cell>
              <table:table-cell office:value-type="float" office:value="47283.3">
                <text:p>47283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182.3">
                <text:p>23182.3</text:p>
              </table:table-cell>
              <table:table-cell office:value-type="float" office:value="39504.4">
                <text:p>39504.4</text:p>
              </table:table-cell>
              <table:table-cell office:value-type="float" office:value="42448.5">
                <text:p>42448.5</text:p>
              </table:table-cell>
              <table:table-cell office:value-type="float" office:value="44726.1">
                <text:p>44726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895.4">
                <text:p>29895.4</text:p>
              </table:table-cell>
              <table:table-cell office:value-type="float" office:value="47970.2">
                <text:p>47970.2</text:p>
              </table:table-cell>
              <table:table-cell office:value-type="float" office:value="44963.3">
                <text:p>44963.3</text:p>
              </table:table-cell>
              <table:table-cell office:value-type="float" office:value="46364.3">
                <text:p>46364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045">
                <text:p>36045</text:p>
              </table:table-cell>
              <table:table-cell office:value-type="float" office:value="59045.1">
                <text:p>59045.1</text:p>
              </table:table-cell>
              <table:table-cell office:value-type="float" office:value="59243.3">
                <text:p>59243.3</text:p>
              </table:table-cell>
              <table:table-cell office:value-type="float" office:value="55284.3">
                <text:p>55284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787.9">
                <text:p>38787.9</text:p>
              </table:table-cell>
              <table:table-cell office:value-type="float" office:value="62201.2">
                <text:p>62201.2</text:p>
              </table:table-cell>
              <table:table-cell office:value-type="float" office:value="63154.5">
                <text:p>63154.5</text:p>
              </table:table-cell>
              <table:table-cell office:value-type="float" office:value="59046.6">
                <text:p>59046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597.3">
                <text:p>41597.3</text:p>
              </table:table-cell>
              <table:table-cell office:value-type="float" office:value="64399.6">
                <text:p>64399.6</text:p>
              </table:table-cell>
              <table:table-cell office:value-type="float" office:value="64446.8">
                <text:p>64446.8</text:p>
              </table:table-cell>
              <table:table-cell office:value-type="float" office:value="59696.9">
                <text:p>59696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027.2">
                <text:p>44027.2</text:p>
              </table:table-cell>
              <table:table-cell office:value-type="float" office:value="65265.8">
                <text:p>65265.8</text:p>
              </table:table-cell>
              <table:table-cell office:value-type="float" office:value="66774.5">
                <text:p>66774.5</text:p>
              </table:table-cell>
              <table:table-cell office:value-type="float" office:value="62142.1">
                <text:p>62142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965.6">
                <text:p>27965.6</text:p>
              </table:table-cell>
              <table:table-cell office:value-type="float" office:value="41262.7">
                <text:p>41262.7</text:p>
              </table:table-cell>
              <table:table-cell office:value-type="float" office:value="42896.2">
                <text:p>42896.2</text:p>
              </table:table-cell>
              <table:table-cell office:value-type="float" office:value="40179.5">
                <text:p>40179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096.7">
                <text:p>29096.7</text:p>
              </table:table-cell>
              <table:table-cell office:value-type="float" office:value="43010.8">
                <text:p>43010.8</text:p>
              </table:table-cell>
              <table:table-cell office:value-type="float" office:value="42993">
                <text:p>42993</text:p>
              </table:table-cell>
              <table:table-cell office:value-type="float" office:value="41242.8">
                <text:p>41242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544.8">
                <text:p>29544.8</text:p>
              </table:table-cell>
              <table:table-cell office:value-type="float" office:value="45227.1">
                <text:p>45227.1</text:p>
              </table:table-cell>
              <table:table-cell office:value-type="float" office:value="44761.1">
                <text:p>44761.1</text:p>
              </table:table-cell>
              <table:table-cell office:value-type="float" office:value="42736.5">
                <text:p>42736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757.5">
                <text:p>30757.5</text:p>
              </table:table-cell>
              <table:table-cell office:value-type="float" office:value="47912.7">
                <text:p>47912.7</text:p>
              </table:table-cell>
              <table:table-cell office:value-type="float" office:value="47186.4">
                <text:p>47186.4</text:p>
              </table:table-cell>
              <table:table-cell office:value-type="float" office:value="44400">
                <text:p>444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264.5">
                <text:p>30264.5</text:p>
              </table:table-cell>
              <table:table-cell office:value-type="float" office:value="50192.9">
                <text:p>50192.9</text:p>
              </table:table-cell>
              <table:table-cell office:value-type="float" office:value="47445.8">
                <text:p>47445.8</text:p>
              </table:table-cell>
              <table:table-cell office:value-type="float" office:value="44806.4">
                <text:p>44806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599.2">
                <text:p>31599.2</text:p>
              </table:table-cell>
              <table:table-cell office:value-type="float" office:value="51874">
                <text:p>51874</text:p>
              </table:table-cell>
              <table:table-cell office:value-type="float" office:value="48964.8">
                <text:p>48964.8</text:p>
              </table:table-cell>
              <table:table-cell office:value-type="float" office:value="47126.3">
                <text:p>47126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917.6">
                <text:p>32917.6</text:p>
              </table:table-cell>
              <table:table-cell office:value-type="float" office:value="53433.2">
                <text:p>53433.2</text:p>
              </table:table-cell>
              <table:table-cell office:value-type="float" office:value="51123.6">
                <text:p>51123.6</text:p>
              </table:table-cell>
              <table:table-cell office:value-type="float" office:value="48714.1">
                <text:p>48714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613.7">
                <text:p>29613.7</text:p>
              </table:table-cell>
              <table:table-cell office:value-type="float" office:value="53118.9">
                <text:p>53118.9</text:p>
              </table:table-cell>
              <table:table-cell office:value-type="float" office:value="47126.3">
                <text:p>47126.3</text:p>
              </table:table-cell>
              <table:table-cell office:value-type="float" office:value="42703.9">
                <text:p>42703.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393.5">
                <text:p>28393.5</text:p>
              </table:table-cell>
              <table:table-cell office:value-type="float" office:value="57573">
                <text:p>57573</text:p>
              </table:table-cell>
              <table:table-cell office:value-type="float" office:value="51059.5">
                <text:p>51059.5</text:p>
              </table:table-cell>
              <table:table-cell office:value-type="float" office:value="41120.6">
                <text:p>41120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268.1">
                <text:p>30268.1</text:p>
              </table:table-cell>
              <table:table-cell office:value-type="float" office:value="51694.6">
                <text:p>51694.6</text:p>
              </table:table-cell>
              <table:table-cell office:value-type="float" office:value="48855">
                <text:p>48855</text:p>
              </table:table-cell>
              <table:table-cell office:value-type="float" office:value="42098.6">
                <text:p>42098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8010.2">
                <text:p>38010.2</text:p>
              </table:table-cell>
              <table:table-cell office:value-type="float" office:value="60899">
                <text:p>60899</text:p>
              </table:table-cell>
              <table:table-cell office:value-type="float" office:value="59158.4">
                <text:p>59158.4</text:p>
              </table:table-cell>
              <table:table-cell office:value-type="float" office:value="55435">
                <text:p>554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9125.5">
                <text:p>39125.5</text:p>
              </table:table-cell>
              <table:table-cell office:value-type="float" office:value="62883.1">
                <text:p>62883.1</text:p>
              </table:table-cell>
              <table:table-cell office:value-type="float" office:value="60774.9">
                <text:p>60774.9</text:p>
              </table:table-cell>
              <table:table-cell office:value-type="float" office:value="56845.3">
                <text:p>56845.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391.7">
                <text:p>40391.7</text:p>
              </table:table-cell>
              <table:table-cell office:value-type="float" office:value="62585.8">
                <text:p>62585.8</text:p>
              </table:table-cell>
              <table:table-cell office:value-type="float" office:value="61473.8">
                <text:p>61473.8</text:p>
              </table:table-cell>
              <table:table-cell office:value-type="float" office:value="56986.5">
                <text:p>56986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1755.9">
                <text:p>41755.9</text:p>
              </table:table-cell>
              <table:table-cell office:value-type="float" office:value="64355.1">
                <text:p>64355.1</text:p>
              </table:table-cell>
              <table:table-cell office:value-type="float" office:value="64192">
                <text:p>64192</text:p>
              </table:table-cell>
              <table:table-cell office:value-type="float" office:value="60505.3">
                <text:p>60505.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030.4">
                <text:p>43030.4</text:p>
              </table:table-cell>
              <table:table-cell office:value-type="float" office:value="65109.4">
                <text:p>65109.4</text:p>
              </table:table-cell>
              <table:table-cell office:value-type="float" office:value="65908.5">
                <text:p>65908.5</text:p>
              </table:table-cell>
              <table:table-cell office:value-type="float" office:value="62103.7">
                <text:p>62103.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3580">
                <text:p>43580</text:p>
              </table:table-cell>
              <table:table-cell office:value-type="float" office:value="65122.6">
                <text:p>65122.6</text:p>
              </table:table-cell>
              <table:table-cell office:value-type="float" office:value="67281.6">
                <text:p>67281.6</text:p>
              </table:table-cell>
              <table:table-cell office:value-type="float" office:value="63222.8">
                <text:p>63222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48cm" svg:y="0.316cm" chart:style-name="ch2">
          <text:p>NVM STREAM</text:p>
        </chart:title>
        <chart:subtitle svg:x="6.752cm" svg:y="1.275cm" chart:style-name="ch3">
          <text:p>2'000'000'000</text:p>
        </chart:subtitle>
        <chart:legend chart:legend-position="end" svg:x="13.783cm" svg:y="3.454cm" style:legend-expansion="high" chart:style-name="ch4"/>
        <chart:plot-area chart:style-name="ch5" table:cell-range-address="20GB.B2:20GB.E34" chart:data-source-has-labels="row" svg:x="1.331cm" svg:y="2.138cm" svg:width="12.132cm" svg:height="5.701cm">
          <chart:coordinate-region svg:x="2.799cm" svg:y="2.337cm" svg:width="10.664cm" svg:height="4.71cm"/>
          <chart:axis chart:dimension="x" chart:name="primary-x" chart:style-name="ch6">
            <chart:title svg:x="6.744cm" svg:y="8.019cm" chart:style-name="ch7">
              <text:p>Threads</text:p>
            </chart:title>
          </chart:axis>
          <chart:axis chart:dimension="y" chart:name="primary-y" chart:style-name="ch8">
            <chart:title svg:x="0.451cm" svg:y="5.402cm" chart:style-name="ch9">
              <text:p>MB/s</text:p>
            </chart:title>
            <chart:grid chart:style-name="ch10" chart:class="major"/>
          </chart:axis>
          <chart:series chart:style-name="ch11" chart:values-cell-range-address="20GB.B3:20GB.B34" chart:label-cell-address="20GB.B2:20GB.B2" chart:class="chart:line">
            <chart:data-point chart:repeated="32"/>
          </chart:series>
          <chart:series chart:style-name="ch12" chart:values-cell-range-address="20GB.C3:20GB.C34" chart:label-cell-address="20GB.C2:20GB.C2" chart:class="chart:line">
            <chart:data-point chart:repeated="32"/>
          </chart:series>
          <chart:series chart:style-name="ch13" chart:values-cell-range-address="20GB.D3:20GB.D34" chart:label-cell-address="20GB.D2:20GB.D2" chart:class="chart:line">
            <chart:data-point chart:repeated="32"/>
          </chart:series>
          <chart:series chart:style-name="ch14" chart:values-cell-range-address="20GB.E3:20GB.E34" chart:label-cell-address="20GB.E2:20GB.E2" chart:class="chart:line">
            <chart:data-point chart:repeated="3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py</text:p>
                <draw:g>
                  <svg:desc>20GB.B2:20GB.B2</svg:desc>
                </draw:g>
              </table:table-cell>
              <table:table-cell office:value-type="string">
                <text:p>Scale</text:p>
                <draw:g>
                  <svg:desc>20GB.C2:20GB.C2</svg:desc>
                </draw:g>
              </table:table-cell>
              <table:table-cell office:value-type="string">
                <text:p>Add</text:p>
                <draw:g>
                  <svg:desc>20GB.D2:20GB.D2</svg:desc>
                </draw:g>
              </table:table-cell>
              <table:table-cell office:value-type="string">
                <text:p>Triad</text:p>
                <draw:g>
                  <svg:desc>20GB.E2:20GB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34.5">
                <text:p>1534.5</text:p>
                <draw:g>
                  <svg:desc>20GB.B3:20GB.B34</svg:desc>
                </draw:g>
              </table:table-cell>
              <table:table-cell office:value-type="float" office:value="2269.9">
                <text:p>2269.9</text:p>
                <draw:g>
                  <svg:desc>20GB.C3:20GB.C34</svg:desc>
                </draw:g>
              </table:table-cell>
              <table:table-cell office:value-type="float" office:value="2175.4">
                <text:p>2175.4</text:p>
                <draw:g>
                  <svg:desc>20GB.D3:20GB.D34</svg:desc>
                </draw:g>
              </table:table-cell>
              <table:table-cell office:value-type="float" office:value="2325.7">
                <text:p>2325.7</text:p>
                <draw:g>
                  <svg:desc>20GB.E3:20GB.E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96.1">
                <text:p>2196.1</text:p>
              </table:table-cell>
              <table:table-cell office:value-type="float" office:value="2560.9">
                <text:p>2560.9</text:p>
              </table:table-cell>
              <table:table-cell office:value-type="float" office:value="6801.6">
                <text:p>6801.6</text:p>
              </table:table-cell>
              <table:table-cell office:value-type="float" office:value="3216.8">
                <text:p>3216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32.2">
                <text:p>6432.2</text:p>
              </table:table-cell>
              <table:table-cell office:value-type="float" office:value="10650">
                <text:p>10650</text:p>
              </table:table-cell>
              <table:table-cell office:value-type="float" office:value="10198.8">
                <text:p>10198.8</text:p>
              </table:table-cell>
              <table:table-cell office:value-type="float" office:value="9404.2">
                <text:p>9404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307.8">
                <text:p>8307.8</text:p>
              </table:table-cell>
              <table:table-cell office:value-type="float" office:value="12921.3">
                <text:p>12921.3</text:p>
              </table:table-cell>
              <table:table-cell office:value-type="float" office:value="13213.3">
                <text:p>13213.3</text:p>
              </table:table-cell>
              <table:table-cell office:value-type="float" office:value="11562.8">
                <text:p>11562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42.1">
                <text:p>9942.1</text:p>
              </table:table-cell>
              <table:table-cell office:value-type="float" office:value="18827.1">
                <text:p>18827.1</text:p>
              </table:table-cell>
              <table:table-cell office:value-type="float" office:value="17788.5">
                <text:p>17788.5</text:p>
              </table:table-cell>
              <table:table-cell office:value-type="float" office:value="16620.8">
                <text:p>16620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548.5">
                <text:p>11548.5</text:p>
              </table:table-cell>
              <table:table-cell office:value-type="float" office:value="19840.6">
                <text:p>19840.6</text:p>
              </table:table-cell>
              <table:table-cell office:value-type="float" office:value="19084.3">
                <text:p>19084.3</text:p>
              </table:table-cell>
              <table:table-cell office:value-type="float" office:value="18638">
                <text:p>186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49.5">
                <text:p>14049.5</text:p>
              </table:table-cell>
              <table:table-cell office:value-type="float" office:value="23887.1">
                <text:p>23887.1</text:p>
              </table:table-cell>
              <table:table-cell office:value-type="float" office:value="22385.9">
                <text:p>22385.9</text:p>
              </table:table-cell>
              <table:table-cell office:value-type="float" office:value="21206.7">
                <text:p>21206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926.7">
                <text:p>15926.7</text:p>
              </table:table-cell>
              <table:table-cell office:value-type="float" office:value="26563.6">
                <text:p>26563.6</text:p>
              </table:table-cell>
              <table:table-cell office:value-type="float" office:value="25914.3">
                <text:p>25914.3</text:p>
              </table:table-cell>
              <table:table-cell office:value-type="float" office:value="23795.2">
                <text:p>23795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73.7">
                <text:p>18073.7</text:p>
              </table:table-cell>
              <table:table-cell office:value-type="float" office:value="30424.5">
                <text:p>30424.5</text:p>
              </table:table-cell>
              <table:table-cell office:value-type="float" office:value="29111.7">
                <text:p>29111.7</text:p>
              </table:table-cell>
              <table:table-cell office:value-type="float" office:value="27281.1">
                <text:p>27281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54.2">
                <text:p>20054.2</text:p>
              </table:table-cell>
              <table:table-cell office:value-type="float" office:value="34149">
                <text:p>34149</text:p>
              </table:table-cell>
              <table:table-cell office:value-type="float" office:value="32817">
                <text:p>32817</text:p>
              </table:table-cell>
              <table:table-cell office:value-type="float" office:value="30627.3">
                <text:p>30627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908.7">
                <text:p>22908.7</text:p>
              </table:table-cell>
              <table:table-cell office:value-type="float" office:value="39059.6">
                <text:p>39059.6</text:p>
              </table:table-cell>
              <table:table-cell office:value-type="float" office:value="37225.2">
                <text:p>37225.2</text:p>
              </table:table-cell>
              <table:table-cell office:value-type="float" office:value="33025.5">
                <text:p>33025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306.5">
                <text:p>23306.5</text:p>
              </table:table-cell>
              <table:table-cell office:value-type="float" office:value="40364.1">
                <text:p>40364.1</text:p>
              </table:table-cell>
              <table:table-cell office:value-type="float" office:value="39846.6">
                <text:p>39846.6</text:p>
              </table:table-cell>
              <table:table-cell office:value-type="float" office:value="36301.7">
                <text:p>36301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541.5">
                <text:p>26541.5</text:p>
              </table:table-cell>
              <table:table-cell office:value-type="float" office:value="43092.4">
                <text:p>43092.4</text:p>
              </table:table-cell>
              <table:table-cell office:value-type="float" office:value="43114.6">
                <text:p>43114.6</text:p>
              </table:table-cell>
              <table:table-cell office:value-type="float" office:value="40241.1">
                <text:p>40241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994.7">
                <text:p>28994.7</text:p>
              </table:table-cell>
              <table:table-cell office:value-type="float" office:value="41673.4">
                <text:p>41673.4</text:p>
              </table:table-cell>
              <table:table-cell office:value-type="float" office:value="46557.7">
                <text:p>46557.7</text:p>
              </table:table-cell>
              <table:table-cell office:value-type="float" office:value="42332.3">
                <text:p>42332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128.7">
                <text:p>28128.7</text:p>
              </table:table-cell>
              <table:table-cell office:value-type="float" office:value="45687.3">
                <text:p>45687.3</text:p>
              </table:table-cell>
              <table:table-cell office:value-type="float" office:value="43216.7">
                <text:p>43216.7</text:p>
              </table:table-cell>
              <table:table-cell office:value-type="float" office:value="38941.2">
                <text:p>38941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851.8">
                <text:p>29851.8</text:p>
              </table:table-cell>
              <table:table-cell office:value-type="float" office:value="47268.3">
                <text:p>47268.3</text:p>
              </table:table-cell>
              <table:table-cell office:value-type="float" office:value="43722.5">
                <text:p>43722.5</text:p>
              </table:table-cell>
              <table:table-cell office:value-type="float" office:value="36094.5">
                <text:p>36094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868.8">
                <text:p>23868.8</text:p>
              </table:table-cell>
              <table:table-cell office:value-type="float" office:value="39847.9">
                <text:p>39847.9</text:p>
              </table:table-cell>
              <table:table-cell office:value-type="float" office:value="36990.4">
                <text:p>36990.4</text:p>
              </table:table-cell>
              <table:table-cell office:value-type="float" office:value="34928.9">
                <text:p>34928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482.8">
                <text:p>25482.8</text:p>
              </table:table-cell>
              <table:table-cell office:value-type="float" office:value="40696.9">
                <text:p>40696.9</text:p>
              </table:table-cell>
              <table:table-cell office:value-type="float" office:value="39725.1">
                <text:p>39725.1</text:p>
              </table:table-cell>
              <table:table-cell office:value-type="float" office:value="35272.5">
                <text:p>35272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951.3">
                <text:p>25951.3</text:p>
              </table:table-cell>
              <table:table-cell office:value-type="float" office:value="42525.3">
                <text:p>42525.3</text:p>
              </table:table-cell>
              <table:table-cell office:value-type="float" office:value="41027.2">
                <text:p>41027.2</text:p>
              </table:table-cell>
              <table:table-cell office:value-type="float" office:value="37471.4">
                <text:p>37471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299.6">
                <text:p>28299.6</text:p>
              </table:table-cell>
              <table:table-cell office:value-type="float" office:value="45874.7">
                <text:p>45874.7</text:p>
              </table:table-cell>
              <table:table-cell office:value-type="float" office:value="43539.6">
                <text:p>43539.6</text:p>
              </table:table-cell>
              <table:table-cell office:value-type="float" office:value="41503.7">
                <text:p>41503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401.9">
                <text:p>28401.9</text:p>
              </table:table-cell>
              <table:table-cell office:value-type="float" office:value="46766.1">
                <text:p>46766.1</text:p>
              </table:table-cell>
              <table:table-cell office:value-type="float" office:value="44525.5">
                <text:p>44525.5</text:p>
              </table:table-cell>
              <table:table-cell office:value-type="float" office:value="41259.7">
                <text:p>41259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668.6">
                <text:p>28668.6</text:p>
              </table:table-cell>
              <table:table-cell office:value-type="float" office:value="48732.7">
                <text:p>48732.7</text:p>
              </table:table-cell>
              <table:table-cell office:value-type="float" office:value="44690.3">
                <text:p>44690.3</text:p>
              </table:table-cell>
              <table:table-cell office:value-type="float" office:value="42046.9">
                <text:p>42046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773.1">
                <text:p>29773.1</text:p>
              </table:table-cell>
              <table:table-cell office:value-type="float" office:value="45643.1">
                <text:p>45643.1</text:p>
              </table:table-cell>
              <table:table-cell office:value-type="float" office:value="42763.8">
                <text:p>42763.8</text:p>
              </table:table-cell>
              <table:table-cell office:value-type="float" office:value="39977.5">
                <text:p>39977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302.6">
                <text:p>29302.6</text:p>
              </table:table-cell>
              <table:table-cell office:value-type="float" office:value="42847.3">
                <text:p>42847.3</text:p>
              </table:table-cell>
              <table:table-cell office:value-type="float" office:value="44418.7">
                <text:p>44418.7</text:p>
              </table:table-cell>
              <table:table-cell office:value-type="float" office:value="41323.7">
                <text:p>41323.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173.6">
                <text:p>29173.6</text:p>
              </table:table-cell>
              <table:table-cell office:value-type="float" office:value="45911.8">
                <text:p>45911.8</text:p>
              </table:table-cell>
              <table:table-cell office:value-type="float" office:value="44880.7">
                <text:p>44880.7</text:p>
              </table:table-cell>
              <table:table-cell office:value-type="float" office:value="42645.2">
                <text:p>42645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936.8">
                <text:p>28936.8</text:p>
              </table:table-cell>
              <table:table-cell office:value-type="float" office:value="47565.8">
                <text:p>47565.8</text:p>
              </table:table-cell>
              <table:table-cell office:value-type="float" office:value="45983.8">
                <text:p>45983.8</text:p>
              </table:table-cell>
              <table:table-cell office:value-type="float" office:value="42203.4">
                <text:p>42203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714.1">
                <text:p>29714.1</text:p>
              </table:table-cell>
              <table:table-cell office:value-type="float" office:value="50534.2">
                <text:p>50534.2</text:p>
              </table:table-cell>
              <table:table-cell office:value-type="float" office:value="46335.5">
                <text:p>46335.5</text:p>
              </table:table-cell>
              <table:table-cell office:value-type="float" office:value="43239.9">
                <text:p>43239.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421.9">
                <text:p>31421.9</text:p>
              </table:table-cell>
              <table:table-cell office:value-type="float" office:value="53229.2">
                <text:p>53229.2</text:p>
              </table:table-cell>
              <table:table-cell office:value-type="float" office:value="48906.1">
                <text:p>48906.1</text:p>
              </table:table-cell>
              <table:table-cell office:value-type="float" office:value="45456.2">
                <text:p>45456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937">
                <text:p>32937</text:p>
              </table:table-cell>
              <table:table-cell office:value-type="float" office:value="54783.3">
                <text:p>54783.3</text:p>
              </table:table-cell>
              <table:table-cell office:value-type="float" office:value="53012.2">
                <text:p>53012.2</text:p>
              </table:table-cell>
              <table:table-cell office:value-type="float" office:value="46619.2">
                <text:p>46619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182.5">
                <text:p>34182.5</text:p>
              </table:table-cell>
              <table:table-cell office:value-type="float" office:value="56887.2">
                <text:p>56887.2</text:p>
              </table:table-cell>
              <table:table-cell office:value-type="float" office:value="54071.7">
                <text:p>54071.7</text:p>
              </table:table-cell>
              <table:table-cell office:value-type="float" office:value="34449.6">
                <text:p>34449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035.9">
                <text:p>35035.9</text:p>
              </table:table-cell>
              <table:table-cell office:value-type="float" office:value="54007.4">
                <text:p>54007.4</text:p>
              </table:table-cell>
              <table:table-cell office:value-type="float" office:value="50137.1">
                <text:p>50137.1</text:p>
              </table:table-cell>
              <table:table-cell office:value-type="float" office:value="46001.1">
                <text:p>46001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957">
                <text:p>29957</text:p>
              </table:table-cell>
              <table:table-cell office:value-type="float" office:value="50851.2">
                <text:p>50851.2</text:p>
              </table:table-cell>
              <table:table-cell office:value-type="float" office:value="43928.3">
                <text:p>43928.3</text:p>
              </table:table-cell>
              <table:table-cell office:value-type="float" office:value="43147.4">
                <text:p>43147.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9cm" svg:y="0.316cm" chart:style-name="ch2">
          <text:p>DRAM STREAM</text:p>
        </chart:title>
        <chart:subtitle svg:x="6.898cm" svg:y="1.275cm" chart:style-name="ch3">
          <text:p>100'000'000</text:p>
        </chart:subtitle>
        <chart:legend chart:legend-position="end" svg:x="13.783cm" svg:y="3.454cm" style:legend-expansion="high" chart:style-name="ch4"/>
        <chart:plot-area chart:style-name="ch5" table:cell-range-address="DRAM.B3:DRAM.E35" chart:data-source-has-labels="row" svg:x="1.331cm" svg:y="2.138cm" svg:width="12.132cm" svg:height="5.701cm">
          <chart:coordinate-region svg:x="2.799cm" svg:y="2.337cm" svg:width="10.664cm" svg:height="4.71cm"/>
          <chart:axis chart:dimension="x" chart:name="primary-x" chart:style-name="ch6">
            <chart:title svg:x="6.744cm" svg:y="8.019cm" chart:style-name="ch7">
              <text:p>Threads</text:p>
            </chart:title>
          </chart:axis>
          <chart:axis chart:dimension="y" chart:name="primary-y" chart:style-name="ch8">
            <chart:title svg:x="0.451cm" svg:y="5.402cm" chart:style-name="ch9">
              <text:p>MB/s</text:p>
            </chart:title>
            <chart:grid chart:style-name="ch10" chart:class="major"/>
          </chart:axis>
          <chart:series chart:style-name="ch11" chart:values-cell-range-address="DRAM.B4:DRAM.B35" chart:label-cell-address="DRAM.B3:DRAM.B3" chart:class="chart:line">
            <chart:data-point chart:repeated="32"/>
          </chart:series>
          <chart:series chart:style-name="ch12" chart:values-cell-range-address="DRAM.C4:DRAM.C35" chart:label-cell-address="DRAM.C3:DRAM.C3" chart:class="chart:line">
            <chart:data-point chart:repeated="32"/>
          </chart:series>
          <chart:series chart:style-name="ch13" chart:values-cell-range-address="DRAM.D4:DRAM.D35" chart:label-cell-address="DRAM.D3:DRAM.D3" chart:class="chart:line">
            <chart:data-point chart:repeated="32"/>
          </chart:series>
          <chart:series chart:style-name="ch14" chart:values-cell-range-address="DRAM.E4:DRAM.E35" chart:label-cell-address="DRAM.E3:DRAM.E3" chart:class="chart:line">
            <chart:data-point chart:repeated="3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py</text:p>
                <draw:g>
                  <svg:desc>DRAM.B3:DRAM.B3</svg:desc>
                </draw:g>
              </table:table-cell>
              <table:table-cell office:value-type="string">
                <text:p>Scale</text:p>
                <draw:g>
                  <svg:desc>DRAM.C3:DRAM.C3</svg:desc>
                </draw:g>
              </table:table-cell>
              <table:table-cell office:value-type="string">
                <text:p>Add</text:p>
                <draw:g>
                  <svg:desc>DRAM.D3:DRAM.D3</svg:desc>
                </draw:g>
              </table:table-cell>
              <table:table-cell office:value-type="string">
                <text:p>Triad</text:p>
                <draw:g>
                  <svg:desc>DRAM.E3:DRAM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143.9">
                <text:p>12143.9</text:p>
                <draw:g>
                  <svg:desc>DRAM.B4:DRAM.B35</svg:desc>
                </draw:g>
              </table:table-cell>
              <table:table-cell office:value-type="float" office:value="12585.3">
                <text:p>12585.3</text:p>
                <draw:g>
                  <svg:desc>DRAM.C4:DRAM.C35</svg:desc>
                </draw:g>
              </table:table-cell>
              <table:table-cell office:value-type="float" office:value="13217.8">
                <text:p>13217.8</text:p>
                <draw:g>
                  <svg:desc>DRAM.D4:DRAM.D35</svg:desc>
                </draw:g>
              </table:table-cell>
              <table:table-cell office:value-type="float" office:value="13189.5">
                <text:p>13189.5</text:p>
                <draw:g>
                  <svg:desc>DRAM.E4:DRAM.E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511.1">
                <text:p>23511.1</text:p>
              </table:table-cell>
              <table:table-cell office:value-type="float" office:value="24199.9">
                <text:p>24199.9</text:p>
              </table:table-cell>
              <table:table-cell office:value-type="float" office:value="25549.6">
                <text:p>25549.6</text:p>
              </table:table-cell>
              <table:table-cell office:value-type="float" office:value="25207.2">
                <text:p>25207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425.6">
                <text:p>34425.6</text:p>
              </table:table-cell>
              <table:table-cell office:value-type="float" office:value="35527.3">
                <text:p>35527.3</text:p>
              </table:table-cell>
              <table:table-cell office:value-type="float" office:value="37202.9">
                <text:p>37202.9</text:p>
              </table:table-cell>
              <table:table-cell office:value-type="float" office:value="37129.4">
                <text:p>37129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148">
                <text:p>45148</text:p>
              </table:table-cell>
              <table:table-cell office:value-type="float" office:value="46198.5">
                <text:p>46198.5</text:p>
              </table:table-cell>
              <table:table-cell office:value-type="float" office:value="48695.5">
                <text:p>48695.5</text:p>
              </table:table-cell>
              <table:table-cell office:value-type="float" office:value="48527.2">
                <text:p>48527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879.2">
                <text:p>51879.2</text:p>
              </table:table-cell>
              <table:table-cell office:value-type="float" office:value="52805.5">
                <text:p>52805.5</text:p>
              </table:table-cell>
              <table:table-cell office:value-type="float" office:value="57734">
                <text:p>57734</text:p>
              </table:table-cell>
              <table:table-cell office:value-type="float" office:value="57779.7">
                <text:p>57779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134.3">
                <text:p>55134.3</text:p>
              </table:table-cell>
              <table:table-cell office:value-type="float" office:value="55781.8">
                <text:p>55781.8</text:p>
              </table:table-cell>
              <table:table-cell office:value-type="float" office:value="62010.8">
                <text:p>62010.8</text:p>
              </table:table-cell>
              <table:table-cell office:value-type="float" office:value="62113.3">
                <text:p>62113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672.5">
                <text:p>57672.5</text:p>
              </table:table-cell>
              <table:table-cell office:value-type="float" office:value="58137.6">
                <text:p>58137.6</text:p>
              </table:table-cell>
              <table:table-cell office:value-type="float" office:value="65254.3">
                <text:p>65254.3</text:p>
              </table:table-cell>
              <table:table-cell office:value-type="float" office:value="65275.9">
                <text:p>65275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9757.5">
                <text:p>59757.5</text:p>
              </table:table-cell>
              <table:table-cell office:value-type="float" office:value="60179.8">
                <text:p>60179.8</text:p>
              </table:table-cell>
              <table:table-cell office:value-type="float" office:value="67911.6">
                <text:p>67911.6</text:p>
              </table:table-cell>
              <table:table-cell office:value-type="float" office:value="67902">
                <text:p>679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1919.4">
                <text:p>61919.4</text:p>
              </table:table-cell>
              <table:table-cell office:value-type="float" office:value="62198.9">
                <text:p>62198.9</text:p>
              </table:table-cell>
              <table:table-cell office:value-type="float" office:value="70544.4">
                <text:p>70544.4</text:p>
              </table:table-cell>
              <table:table-cell office:value-type="float" office:value="70542.4">
                <text:p>70542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3491.7">
                <text:p>63491.7</text:p>
              </table:table-cell>
              <table:table-cell office:value-type="float" office:value="63750.5">
                <text:p>63750.5</text:p>
              </table:table-cell>
              <table:table-cell office:value-type="float" office:value="72417.6">
                <text:p>72417.6</text:p>
              </table:table-cell>
              <table:table-cell office:value-type="float" office:value="72237.2">
                <text:p>72237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511">
                <text:p>64511</text:p>
              </table:table-cell>
              <table:table-cell office:value-type="float" office:value="64845.7">
                <text:p>64845.7</text:p>
              </table:table-cell>
              <table:table-cell office:value-type="float" office:value="73333.9">
                <text:p>73333.9</text:p>
              </table:table-cell>
              <table:table-cell office:value-type="float" office:value="73682.8">
                <text:p>73682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220.7">
                <text:p>65220.7</text:p>
              </table:table-cell>
              <table:table-cell office:value-type="float" office:value="65415.3">
                <text:p>65415.3</text:p>
              </table:table-cell>
              <table:table-cell office:value-type="float" office:value="73821.2">
                <text:p>73821.2</text:p>
              </table:table-cell>
              <table:table-cell office:value-type="float" office:value="73861.8">
                <text:p>73861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911.3">
                <text:p>65911.3</text:p>
              </table:table-cell>
              <table:table-cell office:value-type="float" office:value="66175.8">
                <text:p>66175.8</text:p>
              </table:table-cell>
              <table:table-cell office:value-type="float" office:value="74416.6">
                <text:p>74416.6</text:p>
              </table:table-cell>
              <table:table-cell office:value-type="float" office:value="74555.5">
                <text:p>74555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6145.8">
                <text:p>66145.8</text:p>
              </table:table-cell>
              <table:table-cell office:value-type="float" office:value="66315.7">
                <text:p>66315.7</text:p>
              </table:table-cell>
              <table:table-cell office:value-type="float" office:value="74504.1">
                <text:p>74504.1</text:p>
              </table:table-cell>
              <table:table-cell office:value-type="float" office:value="74488.2">
                <text:p>74488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6170.6">
                <text:p>66170.6</text:p>
              </table:table-cell>
              <table:table-cell office:value-type="float" office:value="66121">
                <text:p>66121</text:p>
              </table:table-cell>
              <table:table-cell office:value-type="float" office:value="74340.2">
                <text:p>74340.2</text:p>
              </table:table-cell>
              <table:table-cell office:value-type="float" office:value="74423.2">
                <text:p>74423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181.7">
                <text:p>66181.7</text:p>
              </table:table-cell>
              <table:table-cell office:value-type="float" office:value="66283">
                <text:p>66283</text:p>
              </table:table-cell>
              <table:table-cell office:value-type="float" office:value="74229.4">
                <text:p>74229.4</text:p>
              </table:table-cell>
              <table:table-cell office:value-type="float" office:value="74325.9">
                <text:p>74325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5471">
                <text:p>55471</text:p>
              </table:table-cell>
              <table:table-cell office:value-type="float" office:value="57998.5">
                <text:p>57998.5</text:p>
              </table:table-cell>
              <table:table-cell office:value-type="float" office:value="64697">
                <text:p>64697</text:p>
              </table:table-cell>
              <table:table-cell office:value-type="float" office:value="64334.7">
                <text:p>64334.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7395.3">
                <text:p>57395.3</text:p>
              </table:table-cell>
              <table:table-cell office:value-type="float" office:value="57347.7">
                <text:p>57347.7</text:p>
              </table:table-cell>
              <table:table-cell office:value-type="float" office:value="65624">
                <text:p>65624</text:p>
              </table:table-cell>
              <table:table-cell office:value-type="float" office:value="66015.6">
                <text:p>66015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9797.4">
                <text:p>59797.4</text:p>
              </table:table-cell>
              <table:table-cell office:value-type="float" office:value="59696.9">
                <text:p>59696.9</text:p>
              </table:table-cell>
              <table:table-cell office:value-type="float" office:value="64989.3">
                <text:p>64989.3</text:p>
              </table:table-cell>
              <table:table-cell office:value-type="float" office:value="65950.3">
                <text:p>65950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1460.1">
                <text:p>61460.1</text:p>
              </table:table-cell>
              <table:table-cell office:value-type="float" office:value="61578.5">
                <text:p>61578.5</text:p>
              </table:table-cell>
              <table:table-cell office:value-type="float" office:value="67489.5">
                <text:p>67489.5</text:p>
              </table:table-cell>
              <table:table-cell office:value-type="float" office:value="67586.5">
                <text:p>67586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2423.9">
                <text:p>62423.9</text:p>
              </table:table-cell>
              <table:table-cell office:value-type="float" office:value="62492.5">
                <text:p>62492.5</text:p>
              </table:table-cell>
              <table:table-cell office:value-type="float" office:value="68884.2">
                <text:p>68884.2</text:p>
              </table:table-cell>
              <table:table-cell office:value-type="float" office:value="69070.9">
                <text:p>69070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176.1">
                <text:p>63176.1</text:p>
              </table:table-cell>
              <table:table-cell office:value-type="float" office:value="63188.6">
                <text:p>63188.6</text:p>
              </table:table-cell>
              <table:table-cell office:value-type="float" office:value="69985.3">
                <text:p>69985.3</text:p>
              </table:table-cell>
              <table:table-cell office:value-type="float" office:value="70101.7">
                <text:p>70101.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3834.2">
                <text:p>63834.2</text:p>
              </table:table-cell>
              <table:table-cell office:value-type="float" office:value="63894.9">
                <text:p>63894.9</text:p>
              </table:table-cell>
              <table:table-cell office:value-type="float" office:value="70899.1">
                <text:p>70899.1</text:p>
              </table:table-cell>
              <table:table-cell office:value-type="float" office:value="71022.7">
                <text:p>71022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4420">
                <text:p>64420</text:p>
              </table:table-cell>
              <table:table-cell office:value-type="float" office:value="64489.9">
                <text:p>64489.9</text:p>
              </table:table-cell>
              <table:table-cell office:value-type="float" office:value="71663.3">
                <text:p>71663.3</text:p>
              </table:table-cell>
              <table:table-cell office:value-type="float" office:value="71792.1">
                <text:p>71792.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4977.6">
                <text:p>64977.6</text:p>
              </table:table-cell>
              <table:table-cell office:value-type="float" office:value="64995.8">
                <text:p>64995.8</text:p>
              </table:table-cell>
              <table:table-cell office:value-type="float" office:value="72343.7">
                <text:p>72343.7</text:p>
              </table:table-cell>
              <table:table-cell office:value-type="float" office:value="72419.6">
                <text:p>72419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5385.9">
                <text:p>65385.9</text:p>
              </table:table-cell>
              <table:table-cell office:value-type="float" office:value="65359.2">
                <text:p>65359.2</text:p>
              </table:table-cell>
              <table:table-cell office:value-type="float" office:value="72817.8">
                <text:p>72817.8</text:p>
              </table:table-cell>
              <table:table-cell office:value-type="float" office:value="72844.7">
                <text:p>72844.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5533.4">
                <text:p>65533.4</text:p>
              </table:table-cell>
              <table:table-cell office:value-type="float" office:value="65506.6">
                <text:p>65506.6</text:p>
              </table:table-cell>
              <table:table-cell office:value-type="float" office:value="73028">
                <text:p>73028</text:p>
              </table:table-cell>
              <table:table-cell office:value-type="float" office:value="73025.9">
                <text:p>73025.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5579.5">
                <text:p>65579.5</text:p>
              </table:table-cell>
              <table:table-cell office:value-type="float" office:value="65436.9">
                <text:p>65436.9</text:p>
              </table:table-cell>
              <table:table-cell office:value-type="float" office:value="73110.2">
                <text:p>73110.2</text:p>
              </table:table-cell>
              <table:table-cell office:value-type="float" office:value="73161.8">
                <text:p>73161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5268.3">
                <text:p>65268.3</text:p>
              </table:table-cell>
              <table:table-cell office:value-type="float" office:value="65191.6">
                <text:p>65191.6</text:p>
              </table:table-cell>
              <table:table-cell office:value-type="float" office:value="72590.9">
                <text:p>72590.9</text:p>
              </table:table-cell>
              <table:table-cell office:value-type="float" office:value="72650.1">
                <text:p>72650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5452.9">
                <text:p>65452.9</text:p>
              </table:table-cell>
              <table:table-cell office:value-type="float" office:value="65370">
                <text:p>65370</text:p>
              </table:table-cell>
              <table:table-cell office:value-type="float" office:value="72696.3">
                <text:p>72696.3</text:p>
              </table:table-cell>
              <table:table-cell office:value-type="float" office:value="72800.4">
                <text:p>72800.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415.3">
                <text:p>65415.3</text:p>
              </table:table-cell>
              <table:table-cell office:value-type="float" office:value="65322.3">
                <text:p>65322.3</text:p>
              </table:table-cell>
              <table:table-cell office:value-type="float" office:value="72617.1">
                <text:p>72617.1</text:p>
              </table:table-cell>
              <table:table-cell office:value-type="float" office:value="72784.6">
                <text:p>72784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6.6">
                <text:p>65006.6</text:p>
              </table:table-cell>
              <table:table-cell office:value-type="float" office:value="65265.8">
                <text:p>65265.8</text:p>
              </table:table-cell>
              <table:table-cell office:value-type="float" office:value="72343.7">
                <text:p>72343.7</text:p>
              </table:table-cell>
              <table:table-cell office:value-type="float" office:value="72398.3">
                <text:p>72398.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